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5231d" officeooo:paragraph-rsid="01a5231d"/>
    </style:style>
    <style:style style:name="P309" style:family="paragraph" style:parent-style-name="Standard">
      <style:text-properties officeooo:rsid="01a5231d" officeooo:paragraph-rsid="01aecd6a"/>
    </style:style>
    <style:style style:name="P310" style:family="paragraph" style:parent-style-name="Standard">
      <style:text-properties officeooo:rsid="01ab4c0a" officeooo:paragraph-rsid="01ab4c0a"/>
    </style:style>
    <style:style style:name="P311" style:family="paragraph" style:parent-style-name="Standard">
      <style:text-properties officeooo:rsid="01ab4c0a" officeooo:paragraph-rsid="01aeb375"/>
    </style:style>
    <style:style style:name="P312" style:family="paragraph" style:parent-style-name="Standard">
      <style:text-properties officeooo:rsid="01b0efc5" officeooo:paragraph-rsid="01b0efc5"/>
    </style:style>
    <style:style style:name="P313" style:family="paragraph" style:parent-style-name="Standard">
      <style:text-properties officeooo:rsid="01b0efc5" officeooo:paragraph-rsid="01b2f732"/>
    </style:style>
    <style:style style:name="P314" style:family="paragraph" style:parent-style-name="Standard">
      <style:text-properties officeooo:rsid="01b0efc5" officeooo:paragraph-rsid="01babad3"/>
    </style:style>
    <style:style style:name="P315" style:family="paragraph" style:parent-style-name="Standard">
      <style:text-properties officeooo:rsid="01b2f732" officeooo:paragraph-rsid="01b2f732"/>
    </style:style>
    <style:style style:name="P316" style:family="paragraph" style:parent-style-name="Standard">
      <style:text-properties officeooo:rsid="01aeb375" officeooo:paragraph-rsid="01aecd6a"/>
    </style:style>
    <style:style style:name="P317" style:family="paragraph" style:parent-style-name="Standard">
      <style:text-properties officeooo:rsid="01b67500" officeooo:paragraph-rsid="01b67500"/>
    </style:style>
    <style:style style:name="P318" style:family="paragraph" style:parent-style-name="Standard">
      <style:text-properties officeooo:rsid="01b67500" officeooo:paragraph-rsid="01b83a56"/>
    </style:style>
    <style:style style:name="P319" style:family="paragraph" style:parent-style-name="Standard">
      <style:text-properties officeooo:rsid="01b8d8e9" officeooo:paragraph-rsid="01b8d8e9"/>
    </style:style>
    <style:style style:name="P320" style:family="paragraph" style:parent-style-name="Standard">
      <style:text-properties officeooo:rsid="01ba460f" officeooo:paragraph-rsid="01ba460f"/>
    </style:style>
    <style:style style:name="P321" style:family="paragraph" style:parent-style-name="Standard">
      <style:text-properties officeooo:rsid="01bb22b4" officeooo:paragraph-rsid="01bb22b4"/>
    </style:style>
    <style:style style:name="P322" style:family="paragraph" style:parent-style-name="Standard">
      <style:text-properties officeooo:rsid="01bbdd8f" officeooo:paragraph-rsid="01bbdd8f"/>
    </style:style>
    <style:style style:name="P323" style:family="paragraph" style:parent-style-name="Standard">
      <style:text-properties officeooo:rsid="01be9048" officeooo:paragraph-rsid="01be9048"/>
    </style:style>
    <style:style style:name="P324" style:family="paragraph" style:parent-style-name="Standard">
      <style:text-properties officeooo:rsid="01b83a56" officeooo:paragraph-rsid="01b83a56"/>
    </style:style>
    <style:style style:name="P325" style:family="paragraph" style:parent-style-name="Standard">
      <style:text-properties officeooo:rsid="01b83a56" officeooo:paragraph-rsid="01b8d8e9"/>
    </style:style>
    <style:style style:name="P326" style:family="paragraph" style:parent-style-name="Standard">
      <style:text-properties officeooo:rsid="01babad3" officeooo:paragraph-rsid="01babad3"/>
    </style:style>
    <style:style style:name="P327" style:family="paragraph" style:parent-style-name="Standard">
      <style:text-properties officeooo:rsid="01c2a816" officeooo:paragraph-rsid="01c2a816"/>
    </style:style>
    <style:style style:name="P328" style:family="paragraph" style:parent-style-name="Standard">
      <style:text-properties officeooo:rsid="01c627a4" officeooo:paragraph-rsid="01c627a4"/>
    </style:style>
    <style:style style:name="P329" style:family="paragraph" style:parent-style-name="Standard">
      <style:text-properties officeooo:rsid="01c627a4" officeooo:paragraph-rsid="01c8acd2"/>
    </style:style>
    <style:style style:name="P330" style:family="paragraph" style:parent-style-name="Standard">
      <style:text-properties officeooo:rsid="01c627a4" officeooo:paragraph-rsid="01ca0f06"/>
    </style:style>
    <style:style style:name="P331" style:family="paragraph" style:parent-style-name="Standard">
      <style:text-properties officeooo:rsid="01ce9aef" officeooo:paragraph-rsid="01ce9aef"/>
    </style:style>
    <style:style style:name="P332" style:family="paragraph" style:parent-style-name="Standard">
      <style:text-properties officeooo:rsid="01cff69b" officeooo:paragraph-rsid="01cff69b"/>
    </style:style>
    <style:style style:name="P333" style:family="paragraph" style:parent-style-name="Standard">
      <style:text-properties officeooo:rsid="01d29f7d" officeooo:paragraph-rsid="01d29f7d"/>
    </style:style>
    <style:style style:name="P334" style:family="paragraph" style:parent-style-name="Standard">
      <style:text-properties officeooo:rsid="01d52b98" officeooo:paragraph-rsid="01d52b98"/>
    </style:style>
    <style:style style:name="P335" style:family="paragraph" style:parent-style-name="Standard">
      <style:text-properties officeooo:rsid="01d52b98" officeooo:paragraph-rsid="01d62398"/>
    </style:style>
    <style:style style:name="P336" style:family="paragraph" style:parent-style-name="Standard">
      <style:text-properties officeooo:rsid="01d52b98" officeooo:paragraph-rsid="01d81864"/>
    </style:style>
    <style:style style:name="P337" style:family="paragraph" style:parent-style-name="Standard">
      <style:text-properties officeooo:rsid="01e3130d" officeooo:paragraph-rsid="01e3130d"/>
    </style:style>
    <style:style style:name="P338" style:family="paragraph" style:parent-style-name="Standard">
      <style:text-properties officeooo:rsid="01e78f90" officeooo:paragraph-rsid="01e78f90"/>
    </style:style>
    <style:style style:name="P339" style:family="paragraph" style:parent-style-name="Standard">
      <style:text-properties officeooo:rsid="01ec656c" officeooo:paragraph-rsid="01ec656c"/>
    </style:style>
    <style:style style:name="P340" style:family="paragraph" style:parent-style-name="Standard">
      <style:text-properties officeooo:rsid="01ed623c" officeooo:paragraph-rsid="01ed623c"/>
    </style:style>
    <style:style style:name="P341" style:family="paragraph" style:parent-style-name="Standard">
      <style:text-properties officeooo:rsid="01ee2a86" officeooo:paragraph-rsid="01ee2a86"/>
    </style:style>
    <style:style style:name="P342" style:family="paragraph" style:parent-style-name="Standard">
      <style:text-properties officeooo:rsid="01efaa8d" officeooo:paragraph-rsid="01efaa8d"/>
    </style:style>
    <style:style style:name="P343" style:family="paragraph" style:parent-style-name="Standard">
      <style:text-properties officeooo:rsid="01f0e6ad" officeooo:paragraph-rsid="01f0e6ad"/>
    </style:style>
    <style:style style:name="P344" style:family="paragraph" style:parent-style-name="Standard">
      <style:text-properties officeooo:rsid="01f0e6ad" officeooo:paragraph-rsid="01f358c4"/>
    </style:style>
    <style:style style:name="P345" style:family="paragraph" style:parent-style-name="Standard">
      <style:text-properties officeooo:rsid="01f50c91" officeooo:paragraph-rsid="01f50c91"/>
    </style:style>
    <style:style style:name="P346" style:family="paragraph" style:parent-style-name="Standard">
      <style:text-properties officeooo:rsid="01f546b8" officeooo:paragraph-rsid="01f546b8"/>
    </style:style>
    <style:style style:name="P347" style:family="paragraph" style:parent-style-name="Standard">
      <style:text-properties officeooo:rsid="01f5949f" officeooo:paragraph-rsid="01f5949f"/>
    </style:style>
    <style:style style:name="P348" style:family="paragraph" style:parent-style-name="Standard">
      <style:text-properties officeooo:rsid="01f78a44" officeooo:paragraph-rsid="01fa3dc5"/>
    </style:style>
    <style:style style:name="P349" style:family="paragraph" style:parent-style-name="Standard">
      <style:text-properties officeooo:rsid="01f78a44" officeooo:paragraph-rsid="01fce48b"/>
    </style:style>
    <style:style style:name="P350" style:family="paragraph" style:parent-style-name="Standard">
      <style:text-properties officeooo:rsid="01ff03cb" officeooo:paragraph-rsid="01ff03cb"/>
    </style:style>
    <style:style style:name="P351" style:family="paragraph" style:parent-style-name="Standard">
      <style:text-properties officeooo:rsid="01ff36ca" officeooo:paragraph-rsid="01ff36ca"/>
    </style:style>
    <style:style style:name="P352" style:family="paragraph" style:parent-style-name="Standard">
      <style:text-properties officeooo:rsid="0200f92a" officeooo:paragraph-rsid="0200f92a"/>
    </style:style>
    <style:style style:name="P353" style:family="paragraph" style:parent-style-name="Standard">
      <style:text-properties officeooo:rsid="020281b3" officeooo:paragraph-rsid="020281b3"/>
    </style:style>
    <style:style style:name="P354" style:family="paragraph" style:parent-style-name="Standard">
      <style:text-properties officeooo:rsid="02062802" officeooo:paragraph-rsid="02062802"/>
    </style:style>
    <style:style style:name="P355" style:family="paragraph" style:parent-style-name="Standard">
      <style:text-properties officeooo:rsid="02079e9e" officeooo:paragraph-rsid="02079e9e"/>
    </style:style>
    <style:style style:name="P356" style:family="paragraph" style:parent-style-name="Standard">
      <style:text-properties officeooo:rsid="01f358c4" officeooo:paragraph-rsid="01f358c4"/>
    </style:style>
    <style:style style:name="P357" style:family="paragraph" style:parent-style-name="Standard">
      <style:text-properties officeooo:rsid="01fa3dc5" officeooo:paragraph-rsid="01fa3dc5"/>
    </style:style>
    <style:style style:name="P358" style:family="paragraph" style:parent-style-name="Standard">
      <style:text-properties officeooo:rsid="01fa3dc5" officeooo:paragraph-rsid="01fce48b"/>
    </style:style>
    <style:style style:name="P359" style:family="paragraph" style:parent-style-name="Standard">
      <style:text-properties officeooo:rsid="01fce48b" officeooo:paragraph-rsid="01fce48b"/>
    </style:style>
    <style:style style:name="P360" style:family="paragraph" style:parent-style-name="Standard">
      <style:text-properties officeooo:rsid="020fa42a" officeooo:paragraph-rsid="020fa42a"/>
    </style:style>
    <style:style style:name="P361" style:family="paragraph" style:parent-style-name="Standard">
      <style:text-properties officeooo:rsid="02119313" officeooo:paragraph-rsid="02119313"/>
    </style:style>
    <style:style style:name="P362" style:family="paragraph" style:parent-style-name="Standard">
      <style:text-properties officeooo:rsid="02146ab8" officeooo:paragraph-rsid="02146ab8"/>
    </style:style>
    <style:style style:name="P363" style:family="paragraph" style:parent-style-name="Standard">
      <style:text-properties officeooo:rsid="0215201e" officeooo:paragraph-rsid="0215201e"/>
    </style:style>
    <style:style style:name="P364" style:family="paragraph" style:parent-style-name="Standard">
      <style:text-properties officeooo:rsid="0216cfd4" officeooo:paragraph-rsid="0216cfd4"/>
    </style:style>
    <style:style style:name="P365" style:family="paragraph" style:parent-style-name="Standard">
      <style:text-properties officeooo:rsid="021823f8" officeooo:paragraph-rsid="021823f8"/>
    </style:style>
    <style:style style:name="P366" style:family="paragraph" style:parent-style-name="Standard">
      <style:text-properties officeooo:rsid="021943f0" officeooo:paragraph-rsid="021823f8"/>
    </style:style>
    <style:style style:name="P367" style:family="paragraph" style:parent-style-name="Standard">
      <style:text-properties officeooo:rsid="021943f0" officeooo:paragraph-rsid="021943f0"/>
    </style:style>
    <style:style style:name="P368" style:family="paragraph" style:parent-style-name="Standard">
      <style:text-properties officeooo:rsid="0220914c" officeooo:paragraph-rsid="02222dcf"/>
    </style:style>
    <style:style style:name="P369" style:family="paragraph" style:parent-style-name="Standard">
      <style:text-properties officeooo:rsid="0220914c" officeooo:paragraph-rsid="022e5ccf"/>
    </style:style>
    <style:style style:name="P370" style:family="paragraph" style:parent-style-name="Standard">
      <style:text-properties officeooo:rsid="022125d5" officeooo:paragraph-rsid="022125d5"/>
    </style:style>
    <style:style style:name="P371" style:family="paragraph" style:parent-style-name="Standard">
      <style:text-properties officeooo:rsid="022125d5" officeooo:paragraph-rsid="02222dcf"/>
    </style:style>
    <style:style style:name="P372" style:family="paragraph" style:parent-style-name="Standard">
      <style:text-properties officeooo:rsid="022125d5" officeooo:paragraph-rsid="021e66af"/>
    </style:style>
    <style:style style:name="P373" style:family="paragraph" style:parent-style-name="Standard">
      <style:text-properties officeooo:rsid="02222dcf" officeooo:paragraph-rsid="02222dcf"/>
    </style:style>
    <style:style style:name="P374" style:family="paragraph" style:parent-style-name="Standard">
      <style:text-properties officeooo:rsid="0223f414" officeooo:paragraph-rsid="02222dcf"/>
    </style:style>
    <style:style style:name="P375" style:family="paragraph" style:parent-style-name="Standard">
      <style:text-properties officeooo:rsid="0223f414" officeooo:paragraph-rsid="0223f414"/>
    </style:style>
    <style:style style:name="P376" style:family="paragraph" style:parent-style-name="Standard">
      <style:text-properties officeooo:rsid="0225a238" officeooo:paragraph-rsid="0225a238"/>
    </style:style>
    <style:style style:name="P377" style:family="paragraph" style:parent-style-name="Standard">
      <style:text-properties officeooo:rsid="0225a238" officeooo:paragraph-rsid="0227f153"/>
    </style:style>
    <style:style style:name="P378" style:family="paragraph" style:parent-style-name="Standard">
      <style:text-properties officeooo:rsid="0225a238" officeooo:paragraph-rsid="02287a5d"/>
    </style:style>
    <style:style style:name="P379" style:family="paragraph" style:parent-style-name="Standard">
      <style:text-properties officeooo:rsid="0225a238" officeooo:paragraph-rsid="0229a5f1"/>
    </style:style>
    <style:style style:name="P380" style:family="paragraph" style:parent-style-name="Standard">
      <style:text-properties officeooo:rsid="022a9da9" officeooo:paragraph-rsid="022a9da9"/>
    </style:style>
    <style:style style:name="P381" style:family="paragraph" style:parent-style-name="Standard">
      <style:text-properties officeooo:rsid="022a9da9" officeooo:paragraph-rsid="022e5ccf"/>
    </style:style>
    <style:style style:name="P382" style:family="paragraph" style:parent-style-name="Standard">
      <style:text-properties officeooo:rsid="022a9da9" officeooo:paragraph-rsid="0232a7c7"/>
    </style:style>
    <style:style style:name="P383" style:family="paragraph" style:parent-style-name="Standard">
      <style:text-properties officeooo:rsid="02287a5d" officeooo:paragraph-rsid="02287a5d"/>
    </style:style>
    <style:style style:name="P384" style:family="paragraph" style:parent-style-name="Standard">
      <style:text-properties officeooo:rsid="0229a5f1" officeooo:paragraph-rsid="0229a5f1"/>
    </style:style>
    <style:style style:name="P385" style:family="paragraph" style:parent-style-name="Standard">
      <style:text-properties officeooo:rsid="022e5ccf" officeooo:paragraph-rsid="0232a7c7"/>
    </style:style>
    <style:style style:name="P386" style:family="paragraph" style:parent-style-name="Standard">
      <style:text-properties officeooo:rsid="0232bc8d" officeooo:paragraph-rsid="0232bc8d"/>
    </style:style>
    <style:style style:name="P387" style:family="paragraph" style:parent-style-name="Standard">
      <style:text-properties officeooo:rsid="0233434b" officeooo:paragraph-rsid="0233434b"/>
    </style:style>
    <style:style style:name="P388" style:family="paragraph" style:parent-style-name="Standard">
      <style:text-properties officeooo:rsid="023875bb" officeooo:paragraph-rsid="023875bb"/>
    </style:style>
    <style:style style:name="P389" style:family="paragraph" style:parent-style-name="Standard">
      <style:text-properties officeooo:rsid="023883b9" officeooo:paragraph-rsid="023883b9"/>
    </style:style>
    <style:style style:name="P390" style:family="paragraph" style:parent-style-name="Standard">
      <style:text-properties officeooo:rsid="023b6c16" officeooo:paragraph-rsid="023b6c16"/>
    </style:style>
    <style:style style:name="P391" style:family="paragraph" style:parent-style-name="Standard">
      <style:text-properties officeooo:rsid="023d685f" officeooo:paragraph-rsid="023ebd94"/>
    </style:style>
    <style:style style:name="P392" style:family="paragraph" style:parent-style-name="Standard">
      <style:text-properties officeooo:rsid="023d685f" officeooo:paragraph-rsid="02404b9e"/>
    </style:style>
    <style:style style:name="P393" style:family="paragraph" style:parent-style-name="Standard">
      <style:text-properties officeooo:rsid="023d685f" officeooo:paragraph-rsid="02415418"/>
    </style:style>
    <style:style style:name="P394" style:family="paragraph" style:parent-style-name="Standard">
      <style:text-properties officeooo:rsid="0242e59a" officeooo:paragraph-rsid="0242e59a"/>
    </style:style>
    <style:style style:name="P395" style:family="paragraph" style:parent-style-name="Standard">
      <style:text-properties officeooo:rsid="0242e59a" officeooo:paragraph-rsid="02442ff1"/>
    </style:style>
    <style:style style:name="P396" style:family="paragraph" style:parent-style-name="Standard">
      <style:text-properties officeooo:rsid="0242e59a" officeooo:paragraph-rsid="02460716"/>
    </style:style>
    <style:style style:name="P397" style:family="paragraph" style:parent-style-name="Standard">
      <style:text-properties officeooo:rsid="0242e59a" officeooo:paragraph-rsid="02467345"/>
    </style:style>
    <style:style style:name="P398" style:family="paragraph" style:parent-style-name="Standard">
      <style:text-properties officeooo:rsid="0242e59a" officeooo:paragraph-rsid="0247e853"/>
    </style:style>
    <style:style style:name="P399" style:family="paragraph" style:parent-style-name="Standard">
      <style:text-properties officeooo:rsid="0242e59a" officeooo:paragraph-rsid="024b4308"/>
    </style:style>
    <style:style style:name="P400" style:family="paragraph" style:parent-style-name="Standard">
      <style:text-properties officeooo:rsid="023ebd94" officeooo:paragraph-rsid="023ebd94"/>
    </style:style>
    <style:style style:name="P401" style:family="paragraph" style:parent-style-name="Standard">
      <style:text-properties officeooo:rsid="02415418" officeooo:paragraph-rsid="02415418"/>
    </style:style>
    <style:style style:name="P402" style:family="paragraph" style:parent-style-name="Standard">
      <style:text-properties officeooo:rsid="02442ff1" officeooo:paragraph-rsid="02460716"/>
    </style:style>
    <style:style style:name="P403" style:family="paragraph" style:parent-style-name="Standard">
      <style:text-properties officeooo:rsid="02460716" officeooo:paragraph-rsid="02460716"/>
    </style:style>
    <style:style style:name="P404" style:family="paragraph" style:parent-style-name="Standard">
      <style:text-properties officeooo:rsid="02460716" officeooo:paragraph-rsid="02467345"/>
    </style:style>
    <style:style style:name="P405" style:family="paragraph" style:parent-style-name="Standard">
      <style:text-properties officeooo:rsid="02467345" officeooo:paragraph-rsid="02467345"/>
    </style:style>
    <style:style style:name="P406" style:family="paragraph" style:parent-style-name="Standard">
      <style:text-properties officeooo:rsid="02467345" officeooo:paragraph-rsid="0247e853"/>
    </style:style>
    <style:style style:name="P407" style:family="paragraph" style:parent-style-name="Standard">
      <style:text-properties officeooo:rsid="0247e853" officeooo:paragraph-rsid="024b4308"/>
    </style:style>
    <style:style style:name="P408" style:family="paragraph" style:parent-style-name="Standard">
      <style:text-properties officeooo:rsid="024b4308" officeooo:paragraph-rsid="024b4308"/>
    </style:style>
    <style:style style:name="P409" style:family="paragraph" style:parent-style-name="Standard">
      <style:text-properties officeooo:rsid="01a24a0d" officeooo:paragraph-rsid="01e3130d"/>
    </style:style>
    <style:style style:name="P410" style:family="paragraph" style:parent-style-name="Standard">
      <style:text-properties officeooo:rsid="02510975" officeooo:paragraph-rsid="02510975"/>
    </style:style>
    <style:style style:name="P411" style:family="paragraph" style:parent-style-name="Standard">
      <style:text-properties officeooo:rsid="0259c8a5" officeooo:paragraph-rsid="0259c8a5"/>
    </style:style>
    <style:style style:name="P412" style:family="paragraph" style:parent-style-name="Standard">
      <style:text-properties officeooo:rsid="025addf6" officeooo:paragraph-rsid="025addf6"/>
    </style:style>
    <style:style style:name="P413" style:family="paragraph" style:parent-style-name="Standard">
      <style:text-properties officeooo:rsid="025da6e3" officeooo:paragraph-rsid="025da6e3"/>
    </style:style>
    <style:style style:name="P414" style:family="paragraph" style:parent-style-name="Standard">
      <style:text-properties officeooo:rsid="025da6e3" officeooo:paragraph-rsid="025fb3ba"/>
    </style:style>
    <style:style style:name="P415" style:family="paragraph" style:parent-style-name="Standard">
      <style:text-properties officeooo:rsid="025eeadb" officeooo:paragraph-rsid="025eeadb"/>
    </style:style>
    <style:style style:name="P416" style:family="paragraph" style:parent-style-name="Standard">
      <style:text-properties officeooo:rsid="025fb3ba" officeooo:paragraph-rsid="025fb3ba"/>
    </style:style>
    <style:style style:name="P417" style:family="paragraph" style:parent-style-name="Standard">
      <style:text-properties officeooo:rsid="0269e510" officeooo:paragraph-rsid="0269e510"/>
    </style:style>
    <style:style style:name="P418" style:family="paragraph" style:parent-style-name="Standard">
      <style:text-properties officeooo:rsid="026a74c5" officeooo:paragraph-rsid="026a74c5"/>
    </style:style>
    <style:style style:name="P419" style:family="paragraph" style:parent-style-name="Standard">
      <style:text-properties officeooo:rsid="026e5cf7" officeooo:paragraph-rsid="026e5cf7"/>
    </style:style>
    <style:style style:name="P420" style:family="paragraph" style:parent-style-name="Standard">
      <style:text-properties officeooo:rsid="026facd3" officeooo:paragraph-rsid="026facd3"/>
    </style:style>
    <style:style style:name="P421" style:family="paragraph" style:parent-style-name="Standard">
      <style:text-properties officeooo:rsid="027306f4" officeooo:paragraph-rsid="027306f4"/>
    </style:style>
    <style:style style:name="P422" style:family="paragraph" style:parent-style-name="Standard">
      <style:text-properties officeooo:rsid="0274bddc" officeooo:paragraph-rsid="0274bddc"/>
    </style:style>
    <style:style style:name="P423" style:family="paragraph" style:parent-style-name="Standard">
      <style:text-properties officeooo:rsid="0276b721" officeooo:paragraph-rsid="0276b721"/>
    </style:style>
    <style:style style:name="P424" style:family="paragraph" style:parent-style-name="Standard">
      <style:text-properties officeooo:rsid="0277de35" officeooo:paragraph-rsid="0277de35"/>
    </style:style>
    <style:style style:name="P425" style:family="paragraph" style:parent-style-name="Standard">
      <style:text-properties officeooo:rsid="0279a4fc" officeooo:paragraph-rsid="0279a4fc"/>
    </style:style>
    <style:style style:name="P426" style:family="paragraph" style:parent-style-name="Standard">
      <style:text-properties officeooo:rsid="027b7134" officeooo:paragraph-rsid="027b7134"/>
    </style:style>
    <style:style style:name="P427" style:family="paragraph" style:parent-style-name="Standard">
      <style:text-properties officeooo:rsid="027c2d2c" officeooo:paragraph-rsid="027c2d2c"/>
    </style:style>
    <style:style style:name="P428" style:family="paragraph" style:parent-style-name="Standard">
      <style:text-properties officeooo:rsid="027c2d2c" officeooo:paragraph-rsid="027f86ff"/>
    </style:style>
    <style:style style:name="P429" style:family="paragraph" style:parent-style-name="Standard">
      <style:text-properties officeooo:rsid="0282ce4f" officeooo:paragraph-rsid="0282ce4f"/>
    </style:style>
    <style:style style:name="P430" style:family="paragraph" style:parent-style-name="Standard">
      <style:text-properties officeooo:rsid="0284ea77" officeooo:paragraph-rsid="0284ea77"/>
    </style:style>
    <style:style style:name="P431" style:family="paragraph" style:parent-style-name="Standard">
      <style:text-properties officeooo:rsid="027f86ff" officeooo:paragraph-rsid="027f86ff"/>
    </style:style>
    <style:style style:name="P432" style:family="paragraph" style:parent-style-name="Standard">
      <style:text-properties officeooo:rsid="0288cfbe" officeooo:paragraph-rsid="0288cfbe"/>
    </style:style>
    <style:style style:name="P433" style:family="paragraph" style:parent-style-name="Standard">
      <style:text-properties officeooo:rsid="028a2386" officeooo:paragraph-rsid="028a2386"/>
    </style:style>
    <style:style style:name="P434" style:family="paragraph" style:parent-style-name="Standard">
      <style:text-properties officeooo:rsid="028a2386" officeooo:paragraph-rsid="028a856c"/>
    </style:style>
    <style:style style:name="P435" style:family="paragraph" style:parent-style-name="Standard">
      <style:text-properties officeooo:rsid="028a856c" officeooo:paragraph-rsid="028a856c"/>
    </style:style>
    <style:style style:name="P436" style:family="paragraph" style:parent-style-name="Standard">
      <style:text-properties officeooo:rsid="028c0a4c" officeooo:paragraph-rsid="028c0a4c"/>
    </style:style>
    <style:style style:name="P437" style:family="paragraph" style:parent-style-name="Standard">
      <style:text-properties officeooo:rsid="0291b1cd" officeooo:paragraph-rsid="0291b1cd"/>
    </style:style>
    <style:style style:name="P438" style:family="paragraph" style:parent-style-name="Standard">
      <style:text-properties officeooo:rsid="0291b1cd" officeooo:paragraph-rsid="02a60ec4"/>
    </style:style>
    <style:style style:name="P439" style:family="paragraph" style:parent-style-name="Standard">
      <style:text-properties officeooo:rsid="02958164" officeooo:paragraph-rsid="02958164"/>
    </style:style>
    <style:style style:name="P440" style:family="paragraph" style:parent-style-name="Standard">
      <style:text-properties officeooo:rsid="0297b52b" officeooo:paragraph-rsid="02958164"/>
    </style:style>
    <style:style style:name="P441" style:family="paragraph" style:parent-style-name="Standard">
      <style:text-properties officeooo:rsid="0297b52b" officeooo:paragraph-rsid="0297b52b"/>
    </style:style>
    <style:style style:name="P442" style:family="paragraph" style:parent-style-name="Standard">
      <style:text-properties officeooo:rsid="0297b52b" officeooo:paragraph-rsid="02a46ca1"/>
    </style:style>
    <style:style style:name="P443" style:family="paragraph" style:parent-style-name="Standard">
      <style:text-properties officeooo:rsid="02989caa" officeooo:paragraph-rsid="02a46ca1"/>
    </style:style>
    <style:style style:name="P444" style:family="paragraph" style:parent-style-name="Standard">
      <style:text-properties officeooo:rsid="0298fbbd" officeooo:paragraph-rsid="0299921f"/>
    </style:style>
    <style:style style:name="P445" style:family="paragraph" style:parent-style-name="Standard">
      <style:text-properties officeooo:rsid="0298fbbd" officeooo:paragraph-rsid="02a46ca1"/>
    </style:style>
    <style:style style:name="P446" style:family="paragraph" style:parent-style-name="Standard">
      <style:text-properties officeooo:rsid="02a13047" officeooo:paragraph-rsid="02a13047"/>
    </style:style>
    <style:style style:name="P447" style:family="paragraph" style:parent-style-name="Standard">
      <style:text-properties officeooo:rsid="02a29a8c" officeooo:paragraph-rsid="02a29a8c"/>
    </style:style>
    <style:style style:name="P448" style:family="paragraph" style:parent-style-name="Standard">
      <style:text-properties officeooo:rsid="02a29a8c" officeooo:paragraph-rsid="0297b52b"/>
    </style:style>
    <style:style style:name="P449" style:family="paragraph" style:parent-style-name="Standard">
      <style:text-properties officeooo:rsid="02a29a8c" officeooo:paragraph-rsid="02a46ca1"/>
    </style:style>
    <style:style style:name="P450" style:family="paragraph" style:parent-style-name="Standard">
      <style:text-properties officeooo:rsid="02a46ca1" officeooo:paragraph-rsid="02a46ca1"/>
    </style:style>
    <style:style style:name="P451" style:family="paragraph" style:parent-style-name="Standard">
      <style:text-properties officeooo:rsid="02a60ec4" officeooo:paragraph-rsid="02a60ec4"/>
    </style:style>
    <style:style style:name="P452" style:family="paragraph" style:parent-style-name="Standard">
      <style:text-properties officeooo:rsid="028a856c" officeooo:paragraph-rsid="028a856c"/>
    </style:style>
    <style:style style:name="P453" style:family="paragraph" style:parent-style-name="Standard">
      <style:text-properties officeooo:rsid="02a75022" officeooo:paragraph-rsid="02a75022"/>
    </style:style>
    <style:style style:name="P454" style:family="paragraph" style:parent-style-name="Standard">
      <style:text-properties officeooo:rsid="02a9a24b" officeooo:paragraph-rsid="02a9a24b"/>
    </style:style>
    <style:style style:name="P455" style:family="paragraph" style:parent-style-name="Standard">
      <style:text-properties officeooo:rsid="02aa3fe9" officeooo:paragraph-rsid="02aa3fe9"/>
    </style:style>
    <style:style style:name="P456" style:family="paragraph" style:parent-style-name="Standard">
      <style:text-properties officeooo:rsid="02ab342c" officeooo:paragraph-rsid="02ab342c"/>
    </style:style>
    <style:style style:name="P457" style:family="paragraph" style:parent-style-name="Standard">
      <style:text-properties officeooo:rsid="02ac60bb" officeooo:paragraph-rsid="02ac60bb"/>
    </style:style>
    <style:style style:name="P458" style:family="paragraph" style:parent-style-name="Standard">
      <style:text-properties officeooo:rsid="02afcd74" officeooo:paragraph-rsid="02afcd74"/>
    </style:style>
    <style:style style:name="P459" style:family="paragraph" style:parent-style-name="Standard">
      <style:text-properties officeooo:rsid="02b1dae4" officeooo:paragraph-rsid="02b1dae4"/>
    </style:style>
    <style:style style:name="P460" style:family="paragraph" style:parent-style-name="Standard">
      <style:text-properties officeooo:rsid="02b34d90" officeooo:paragraph-rsid="02b34d90"/>
    </style:style>
    <style:style style:name="P461" style:family="paragraph" style:parent-style-name="Standard">
      <style:text-properties officeooo:rsid="028a2386" officeooo:paragraph-rsid="028a2386"/>
    </style:style>
    <style:style style:name="P462" style:family="paragraph" style:parent-style-name="Standard">
      <style:text-properties officeooo:rsid="028a2386" officeooo:paragraph-rsid="02b6f37a"/>
    </style:style>
    <style:style style:name="P463" style:family="paragraph" style:parent-style-name="Standard">
      <style:text-properties officeooo:rsid="02b3754d" officeooo:paragraph-rsid="02b3754d"/>
    </style:style>
    <style:style style:name="P464" style:family="paragraph" style:parent-style-name="Standard">
      <style:text-properties officeooo:rsid="02b4fa7d" officeooo:paragraph-rsid="02b4fa7d"/>
    </style:style>
    <style:style style:name="P465" style:family="paragraph" style:parent-style-name="Standard">
      <style:text-properties officeooo:rsid="02b6f37a" officeooo:paragraph-rsid="02b6f37a"/>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68710"/>
    </style:style>
    <style:style style:name="T271" style:family="text">
      <style:text-properties officeooo:rsid="01a72881"/>
    </style:style>
    <style:style style:name="T272" style:family="text">
      <style:text-properties officeooo:rsid="01a75e7e"/>
    </style:style>
    <style:style style:name="T273" style:family="text">
      <style:text-properties officeooo:rsid="01a85143"/>
    </style:style>
    <style:style style:name="T274" style:family="text">
      <style:text-properties officeooo:rsid="01a9ce23"/>
    </style:style>
    <style:style style:name="T275" style:family="text">
      <style:text-properties officeooo:rsid="01ab8a54"/>
    </style:style>
    <style:style style:name="T276" style:family="text">
      <style:text-properties officeooo:rsid="01ad2ab1"/>
    </style:style>
    <style:style style:name="T277" style:family="text">
      <style:text-properties officeooo:rsid="01b2f732"/>
    </style:style>
    <style:style style:name="T278" style:family="text">
      <style:text-properties officeooo:rsid="01b35737"/>
    </style:style>
    <style:style style:name="T279" style:family="text">
      <style:text-properties officeooo:rsid="01b60e64"/>
    </style:style>
    <style:style style:name="T280" style:family="text">
      <style:text-properties officeooo:rsid="01b67500"/>
    </style:style>
    <style:style style:name="T281" style:family="text">
      <style:text-properties officeooo:rsid="01ba460f"/>
    </style:style>
    <style:style style:name="T282" style:family="text">
      <style:text-properties officeooo:rsid="01babad3"/>
    </style:style>
    <style:style style:name="T283" style:family="text">
      <style:text-properties officeooo:rsid="01bbdd8f"/>
    </style:style>
    <style:style style:name="T284" style:family="text">
      <style:text-properties officeooo:rsid="01bc57b0"/>
    </style:style>
    <style:style style:name="T285" style:family="text">
      <style:text-properties officeooo:rsid="01bea123"/>
    </style:style>
    <style:style style:name="T286" style:family="text">
      <style:text-properties officeooo:rsid="01c04429"/>
    </style:style>
    <style:style style:name="T287" style:family="text">
      <style:text-properties officeooo:rsid="01c18778"/>
    </style:style>
    <style:style style:name="T288" style:family="text">
      <style:text-properties officeooo:rsid="01c22372"/>
    </style:style>
    <style:style style:name="T289" style:family="text">
      <style:text-properties officeooo:rsid="01d85bc9"/>
    </style:style>
    <style:style style:name="T290" style:family="text">
      <style:text-properties officeooo:rsid="01d89762"/>
    </style:style>
    <style:style style:name="T291" style:family="text">
      <style:text-properties officeooo:rsid="01d9ea9e"/>
    </style:style>
    <style:style style:name="T292" style:family="text">
      <style:text-properties officeooo:rsid="01dc80d3"/>
    </style:style>
    <style:style style:name="T293" style:family="text">
      <style:text-properties officeooo:rsid="01e0b56d"/>
    </style:style>
    <style:style style:name="T294" style:family="text">
      <style:text-properties officeooo:rsid="01e1b1da"/>
    </style:style>
    <style:style style:name="T295" style:family="text">
      <style:text-properties officeooo:rsid="01e26c62"/>
    </style:style>
    <style:style style:name="T296" style:family="text">
      <style:text-properties officeooo:rsid="01e2d764"/>
    </style:style>
    <style:style style:name="T297" style:family="text">
      <style:text-properties officeooo:rsid="01e46918"/>
    </style:style>
    <style:style style:name="T298" style:family="text">
      <style:text-properties officeooo:rsid="01e91d64"/>
    </style:style>
    <style:style style:name="T299" style:family="text">
      <style:text-properties officeooo:rsid="01ec656c"/>
    </style:style>
    <style:style style:name="T300" style:family="text">
      <style:text-properties officeooo:rsid="01efaa8d"/>
    </style:style>
    <style:style style:name="T301" style:family="text">
      <style:text-properties officeooo:rsid="01f0e6ad"/>
    </style:style>
    <style:style style:name="T302" style:family="text">
      <style:text-properties officeooo:rsid="01f2987d"/>
    </style:style>
    <style:style style:name="T303" style:family="text">
      <style:text-properties officeooo:rsid="01f358c4"/>
    </style:style>
    <style:style style:name="T304" style:family="text">
      <style:text-properties officeooo:rsid="01f546b8"/>
    </style:style>
    <style:style style:name="T305" style:family="text">
      <style:text-properties officeooo:rsid="01f8f674"/>
    </style:style>
    <style:style style:name="T306" style:family="text">
      <style:text-properties officeooo:rsid="0200f92a"/>
    </style:style>
    <style:style style:name="T307" style:family="text">
      <style:text-properties officeooo:rsid="0203828f"/>
    </style:style>
    <style:style style:name="T308" style:family="text">
      <style:text-properties officeooo:rsid="0204d059"/>
    </style:style>
    <style:style style:name="T309" style:family="text">
      <style:text-properties officeooo:rsid="02079e9e"/>
    </style:style>
    <style:style style:name="T310" style:family="text">
      <style:text-properties officeooo:rsid="0209f0d7"/>
    </style:style>
    <style:style style:name="T311" style:family="text">
      <style:text-properties officeooo:rsid="020ecd83"/>
    </style:style>
    <style:style style:name="T312" style:family="text">
      <style:text-properties officeooo:rsid="020fa42a"/>
    </style:style>
    <style:style style:name="T313" style:family="text">
      <style:text-properties officeooo:rsid="0213076a"/>
    </style:style>
    <style:style style:name="T314" style:family="text">
      <style:text-properties officeooo:rsid="0215201e"/>
    </style:style>
    <style:style style:name="T315" style:family="text">
      <style:text-properties officeooo:rsid="021823f8"/>
    </style:style>
    <style:style style:name="T316" style:family="text">
      <style:text-properties officeooo:rsid="021b142f"/>
    </style:style>
    <style:style style:name="T317" style:family="text">
      <style:text-properties officeooo:rsid="021cc37f"/>
    </style:style>
    <style:style style:name="T318" style:family="text">
      <style:text-properties officeooo:rsid="021e66af"/>
    </style:style>
    <style:style style:name="T319" style:family="text">
      <style:text-properties officeooo:rsid="0220914c"/>
    </style:style>
    <style:style style:name="T320" style:family="text">
      <style:text-properties officeooo:rsid="02222dcf"/>
    </style:style>
    <style:style style:name="T321" style:family="text">
      <style:text-properties officeooo:rsid="0225a238"/>
    </style:style>
    <style:style style:name="T322" style:family="text">
      <style:text-properties officeooo:rsid="0227f153"/>
    </style:style>
    <style:style style:name="T323" style:family="text">
      <style:text-properties officeooo:rsid="022b476a"/>
    </style:style>
    <style:style style:name="T324" style:family="text">
      <style:text-properties officeooo:rsid="022d179f"/>
    </style:style>
    <style:style style:name="T325" style:family="text">
      <style:text-properties officeooo:rsid="022e0764"/>
    </style:style>
    <style:style style:name="T326" style:family="text">
      <style:text-properties officeooo:rsid="023127db"/>
    </style:style>
    <style:style style:name="T327" style:family="text">
      <style:text-properties officeooo:rsid="0233434b"/>
    </style:style>
    <style:style style:name="T328" style:family="text">
      <style:text-properties officeooo:rsid="02367a03"/>
    </style:style>
    <style:style style:name="T329" style:family="text">
      <style:text-properties officeooo:rsid="023883b9"/>
    </style:style>
    <style:style style:name="T330" style:family="text">
      <style:text-properties officeooo:rsid="023984ae"/>
    </style:style>
    <style:style style:name="T331" style:family="text">
      <style:text-properties officeooo:rsid="023ebd94"/>
    </style:style>
    <style:style style:name="T332" style:family="text">
      <style:text-properties officeooo:rsid="024343e9"/>
    </style:style>
    <style:style style:name="T333" style:family="text">
      <style:text-properties officeooo:rsid="024d218b"/>
    </style:style>
    <style:style style:name="T334" style:family="text">
      <style:text-properties officeooo:rsid="024ee716"/>
    </style:style>
    <style:style style:name="T335" style:family="text">
      <style:text-properties officeooo:rsid="02504425"/>
    </style:style>
    <style:style style:name="T336" style:family="text">
      <style:text-properties officeooo:rsid="02526ded"/>
    </style:style>
    <style:style style:name="T337" style:family="text">
      <style:text-properties officeooo:rsid="02543fac"/>
    </style:style>
    <style:style style:name="T338" style:family="text">
      <style:text-properties officeooo:rsid="02562381"/>
    </style:style>
    <style:style style:name="T339" style:family="text">
      <style:text-properties officeooo:rsid="0256ee4b"/>
    </style:style>
    <style:style style:name="T340" style:family="text">
      <style:text-properties officeooo:rsid="0258b687"/>
    </style:style>
    <style:style style:name="T341" style:family="text">
      <style:text-properties officeooo:rsid="0259c8a5"/>
    </style:style>
    <style:style style:name="T342" style:family="text">
      <style:text-properties officeooo:rsid="025addf6"/>
    </style:style>
    <style:style style:name="T343" style:family="text">
      <style:text-properties officeooo:rsid="025bac58"/>
    </style:style>
    <style:style style:name="T344" style:family="text">
      <style:text-properties officeooo:rsid="025fb3ba"/>
    </style:style>
    <style:style style:name="T345" style:family="text">
      <style:text-properties officeooo:rsid="0261362d"/>
    </style:style>
    <style:style style:name="T346" style:family="text">
      <style:text-properties officeooo:rsid="0262f323"/>
    </style:style>
    <style:style style:name="T347" style:family="text">
      <style:text-properties officeooo:rsid="0264d46f"/>
    </style:style>
    <style:style style:name="T348" style:family="text">
      <style:text-properties officeooo:rsid="0265741b"/>
    </style:style>
    <style:style style:name="T349" style:family="text">
      <style:text-properties officeooo:rsid="02667fa0"/>
    </style:style>
    <style:style style:name="T350" style:family="text">
      <style:text-properties officeooo:rsid="02684810"/>
    </style:style>
    <style:style style:name="T351" style:family="text">
      <style:text-properties officeooo:rsid="026adea4"/>
    </style:style>
    <style:style style:name="T352" style:family="text">
      <style:text-properties officeooo:rsid="026c6e8d"/>
    </style:style>
    <style:style style:name="T353" style:family="text">
      <style:text-properties officeooo:rsid="026e5cf7"/>
    </style:style>
    <style:style style:name="T354" style:family="text">
      <style:text-properties officeooo:rsid="026facd3"/>
    </style:style>
    <style:style style:name="T355" style:family="text">
      <style:text-properties officeooo:rsid="0270aab1"/>
    </style:style>
    <style:style style:name="T356" style:family="text">
      <style:text-properties officeooo:rsid="027306f4"/>
    </style:style>
    <style:style style:name="T357" style:family="text">
      <style:text-properties officeooo:rsid="02745ec8"/>
    </style:style>
    <style:style style:name="T358" style:family="text">
      <style:text-properties officeooo:rsid="0274bddc"/>
    </style:style>
    <style:style style:name="T359" style:family="text">
      <style:text-properties officeooo:rsid="02769c34"/>
    </style:style>
    <style:style style:name="T360" style:family="text">
      <style:text-properties officeooo:rsid="0277de35"/>
    </style:style>
    <style:style style:name="T361" style:family="text">
      <style:text-properties officeooo:rsid="027883b5"/>
    </style:style>
    <style:style style:name="T362" style:family="text">
      <style:text-properties officeooo:rsid="027c5171"/>
    </style:style>
    <style:style style:name="T363" style:family="text">
      <style:text-properties officeooo:rsid="027d98be"/>
    </style:style>
    <style:style style:name="T364" style:family="text">
      <style:text-properties officeooo:rsid="027e643b"/>
    </style:style>
    <style:style style:name="T365" style:family="text">
      <style:text-properties officeooo:rsid="027f86ff"/>
    </style:style>
    <style:style style:name="T366" style:family="text">
      <style:text-properties officeooo:rsid="027fb217"/>
    </style:style>
    <style:style style:name="T367" style:family="text">
      <style:text-properties officeooo:rsid="02813184"/>
    </style:style>
    <style:style style:name="T368" style:family="text">
      <style:text-properties officeooo:rsid="0284ea77"/>
    </style:style>
    <style:style style:name="T369" style:family="text">
      <style:text-properties officeooo:rsid="0288cfbe"/>
    </style:style>
    <style:style style:name="T370" style:family="text">
      <style:text-properties officeooo:rsid="028d6454"/>
    </style:style>
    <style:style style:name="T371" style:family="text">
      <style:text-properties officeooo:rsid="028e6c9a"/>
    </style:style>
    <style:style style:name="T372" style:family="text">
      <style:text-properties officeooo:rsid="028fea8c"/>
    </style:style>
    <style:style style:name="T373" style:family="text">
      <style:text-properties officeooo:rsid="0291b1cd"/>
    </style:style>
    <style:style style:name="T374" style:family="text">
      <style:text-properties officeooo:rsid="02930b80"/>
    </style:style>
    <style:style style:name="T375" style:family="text">
      <style:text-properties officeooo:rsid="0294208c"/>
    </style:style>
    <style:style style:name="T376" style:family="text">
      <style:text-properties officeooo:rsid="029a536f"/>
    </style:style>
    <style:style style:name="T377" style:family="text">
      <style:text-properties officeooo:rsid="029aba2f"/>
    </style:style>
    <style:style style:name="T378" style:family="text">
      <style:text-properties officeooo:rsid="029acf55"/>
    </style:style>
    <style:style style:name="T379" style:family="text">
      <style:text-properties officeooo:rsid="029f5700"/>
    </style:style>
    <style:style style:name="T380" style:family="text">
      <style:text-properties officeooo:rsid="02a13047"/>
    </style:style>
    <style:style style:name="T381" style:family="text">
      <style:text-properties officeooo:rsid="02a26f90"/>
    </style:style>
    <style:style style:name="T382" style:family="text">
      <style:text-properties officeooo:rsid="02a60ec4"/>
    </style:style>
    <style:style style:name="T383" style:family="text">
      <style:text-properties officeooo:rsid="02a6749e"/>
    </style:style>
    <style:style style:name="T384" style:family="text">
      <style:text-properties officeooo:rsid="02a7b288"/>
    </style:style>
    <style:style style:name="T385" style:family="text">
      <style:text-properties officeooo:rsid="02a9a24b"/>
    </style:style>
    <style:style style:name="T386" style:family="text">
      <style:text-properties officeooo:rsid="02aa3fe9"/>
    </style:style>
    <style:style style:name="T387" style:family="text">
      <style:text-properties officeooo:rsid="02aa5767"/>
    </style:style>
    <style:style style:name="T388" style:family="text">
      <style:text-properties officeooo:rsid="02aa7ef5"/>
    </style:style>
    <style:style style:name="T389" style:family="text">
      <style:text-properties officeooo:rsid="02ac60bb"/>
    </style:style>
    <style:style style:name="T390" style:family="text">
      <style:text-properties officeooo:rsid="02adfd44"/>
    </style:style>
    <style:style style:name="T391" style:family="text">
      <style:text-properties officeooo:rsid="02b1ad58"/>
    </style:style>
    <style:style style:name="T392" style:family="text">
      <style:text-properties officeooo:rsid="02b1dae4"/>
    </style:style>
    <style:style style:name="T393" style:family="text">
      <style:text-properties officeooo:rsid="02b34d90"/>
    </style:style>
    <style:style style:name="T394" style:family="text">
      <style:text-properties officeooo:rsid="02b6f3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text:span text:style-name="T352">Nothing normal.</text:span>”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4">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8">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0">nothingness</text:span> within combined into a singular emotion. As a man might look into the darkened abyss of a fathomless ocean, and consider both the existential dread of its <text:span text:style-name="T270">vast</text:span> expanse and yet be <text:span text:style-name="T270">intrigued</text:span> by the secrets of its dread depth, so to did Thella stare at the opening. </text:p>
      <text:p text:style-name="P308"/>
      <text:p text:style-name="P308">Before her, <text:span text:style-name="T270">conscious of it</text:span> or not, was the door to a great unknown. The ability and will for her to walk towards it, and then inside it, only spoke to her conviction and her desire to, for one moment in her <text:span text:style-name="T270">suddenly and inescapably</text:span> bleak life, determine her own destiny, free from Quentin, and the clutches of her horrible disease. And so, walk inside she did.</text:p>
      <text:p text:style-name="P308"/>
      <text:p text:style-name="P308">The other three were right behind her and also felt the <text:span text:style-name="T271">disturbing</text:span> power of the place. Yet so driven was Quentin by his love and pact made <text:span text:style-name="T271">for Thella's sake</text:span>, that his <text:span text:style-name="T271">old</text:span> feet never slowed. He <text:span text:style-name="T272">disappeared</text:span> right after her, calling her name.</text:p>
      <text:p text:style-name="P308"/>
      <text:p text:style-name="P308">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3">remnant</text:span> of the <text:span text:style-name="T273">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8"/>
      <text:p text:style-name="P308"/>
      <text:p text:style-name="P308"/>
      <text:p text:style-name="P310">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0"/>
      <text:p text:style-name="P310">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0"/>
      <text:p text:style-name="P310">“Odilon?” He yelled into the mist.</text:p>
      <text:p text:style-name="P310"/>
      <text:p text:style-name="P310">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0"/>
      <text:p text:style-name="P311">His hand <text:span text:style-name="T276">slowly</text:span> went to his chest. It was a sudden and gnawing emptiness which hit like a physical blow. <text:span text:style-name="T275">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1"/>
      <text:p text:style-name="P316">He looked straight ahead, arms by his side, staring into the white nothing and remained like that for an indeterminate amount of time. </text:p>
      <text:p text:style-name="P309"/>
      <text:p text:style-name="P309"/>
      <text:p text:style-name="P309"/>
      <text:p text:style-name="P312">Odilon himself also was slowly <text:span text:style-name="T279">learning similar things as Tzuras</text:span>. After wandering through the fog for what seemed like hours he had finally come to a stop. </text:p>
      <text:p text:style-name="P312"/>
      <text:p text:style-name="P312">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2"/>
      <text:p text:style-name="P313">He could feel it, always right just out of reach. Always in the middle distance, close enough to be reasonable, obtainable, but never close enough to see. It existed in his mind like a beacon, yet one which consumed rather than emitted, <text:span text:style-name="T277">a distant hole. </text:span></text:p>
      <text:p text:style-name="P313"/>
      <text:p text:style-name="P315">He could feel it drawing on him bit by bit. But, <text:span text:style-name="T280">frustratingly</text:span>, he could not seem to reach it.</text:p>
      <text:p text:style-name="P315"><text:soft-page-break/></text:p>
      <text:p text:style-name="P315">Dull anger began to rise within him. At this point all thoughts of the others had gone from his mind. He was solely focused on the goal in front of him. <text:span text:style-name="T278">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5"/>
      <text:p text:style-name="P315"/>
      <text:p text:style-name="P317">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7"/>
      <text:p text:style-name="P317">Where was Thella? He had to protect her. If he could not protect her, he must find her. That was clear. And it was that clarity that kept him moving, even after his muscles began to tire, and even after his breath started to come slower and slower. </text:p>
      <text:p text:style-name="P317"/>
      <text:p text:style-name="P317">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7"/>
      <text:p text:style-name="P317">His actions would not be dictated by outside forces. He was his own person, and no magical entity, no matter how powerful, would change him. </text:p>
      <text:p text:style-name="P317"/>
      <text:p text:style-name="P318">“Curse you! Damn your fog and your lifeless existence.” He shouted to the emptiness. “I won't relent you hear me? Thella! I'm coming for you!” He cried out. </text:p>
      <text:p text:style-name="P318"/>
      <text:p text:style-name="P324">But the magics of the island did not care for his new found passion. To the exact same degree that he had shouted, he felt a strange cold around that fire in his chest, like a fire suddenly exposed to a powerful wind. It flickered but did not go out.</text:p>
      <text:p text:style-name="P318"/>
      <text:p text:style-name="P324">For he too was stubborn, and now conscious of the effect, would not relent. </text:p>
      <text:p text:style-name="P318"/>
      <text:p text:style-name="P324">“Thella! Where are you?” he called. The sudden loss hit him again.</text:p>
      <text:p text:style-name="P318"/>
      <text:p text:style-name="P325">“Damn you!” He screamed at the loss. He would not accept this! </text:p>
      <text:p text:style-name="P317"/>
      <text:p text:style-name="P319">The fire responded again, struggling against the constant attrition of the fog and emptiness around him.</text:p>
      <text:p text:style-name="P319"/>
      <text:p text:style-name="P319">“What are you?!” He yelled, book springing open, flames leaping to his hand. The light from the flames flickered and danced, falling short into the endless mist. The emptiness lapped greedily at the fire.</text:p>
      <text:p text:style-name="P319"/>
      <text:p text:style-name="P319">Quentin saw this and planted his feet, drawing deep within. </text:p>
      <text:p text:style-name="P319"/>
      <text:p text:style-name="P319">“You won't take me!” <text:span text:style-name="T281">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0"><text:soft-page-break/>The loss was palpable feeling at this point. Even his magic seemed to be affected!</text:p>
      <text:p text:style-name="P313"/>
      <text:p text:style-name="P326">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4"/>
      <text:p text:style-name="P326">He chuckled now. “Do you want to eat this fire of mine? Are you so sure you can?”</text:p>
      <text:p text:style-name="P314"/>
      <text:p text:style-name="P326">The sigils now glowed, searing with white light. He extended his hand outwards, trembling with both power and exertion. </text:p>
      <text:p text:style-name="P314"/>
      <text:p text:style-name="P314">“<text:span text:style-name="T282">Let your sick appetite be sated on this!” The words stretched upwards, out of the page, being drawn out by his skill. The magic instructions combined with the power he had drawn from himself, and with the two together, gave form to blinding fire. </text:span></text:p>
      <text:p text:style-name="P314"/>
      <text:p text:style-name="P321">His book now floated before him, his town hands cradling a ball of burning whitness which grew and formed between his fingers. </text:p>
      <text:p text:style-name="P321"/>
      <text:p text:style-name="P321">Victory ran in a toothed grin over his face. “Ill light the whole damn island if I have to!” He yelled. Throwing both his hands high.</text:p>
      <text:p text:style-name="P321"/>
      <text:p text:style-name="P321">The ball of fire streaked upward then detonated with a frightening force. </text:p>
      <text:p text:style-name="P321"/>
      <text:p text:style-name="P32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1"/>
      <text:p text:style-name="P321">Or so it seemed. </text:p>
      <text:p text:style-name="P321"/>
      <text:p text:style-name="P321">For as the ball of light and flame continued to expand, the smallest edges of it were eaten away. And as it widened even more, it lessened. The further it went, the greater the effect, until finally, the fog <text:span text:style-name="T285">stubbornly</text:span> remained. The fire continued, burning bands through it, though slower, with less energy.</text:p>
      <text:p text:style-name="P321"/>
      <text:p text:style-name="P321">Finally, the white flame dimmed to red and then orange, then in places started to falter. </text:p>
      <text:p text:style-name="P321"/>
      <text:p text:style-name="P321">From the ground at the edges of the fog, silently crept... nothing. It pooled <text:span text:style-name="T288">underneath</text:span> the sheltering mist, and slithered along the ground. Beyond the range of the fast <text:span text:style-name="T288">depleting</text:span> fire, it gathered, floating in pools and clouds and amorphous shapes. </text:p>
      <text:p text:style-name="P321"/>
      <text:p text:style-name="P321">The once solid flame now shuddered as the <text:span text:style-name="T287">antithetical</text:span> force slipped its way around it. It had burned bright, and pushed away the fog, and it doing so, revealed what the fog had been hiding: nothing.</text:p>
      <text:p text:style-name="P321"/>
      <text:p text:style-name="P321">Excruciatingly slow, yet disturbingly fast for the amount of power he had forced into it, the fire swirled into those clouds of nothing and were completely lost.</text:p>
      <text:p text:style-name="P321"/>
      <text:p text:style-name="P321">The fog eagerly refilled the small area which had been burned away.</text:p>
      <text:p text:style-name="P321"/>
      <text:p text:style-name="P321">And now Quentin's victory slipped from his face. The fire which had burnt inside him and flared upon <text:soft-page-break/>provocation had burnt at the emptiness and had been found lacking. <text:span text:style-name="T283">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1"/>
      <text:p text:style-name="P321">Oh gods… If only we knew… <text:span text:style-name="T286">It was like a candle falling into the ocean...</text:span></text:p>
      <text:p text:style-name="P321"/>
      <text:p text:style-name="P322">What have I done Thella?</text:p>
      <text:p text:style-name="P322"/>
      <text:p text:style-name="P322"><text:span text:style-name="T284">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2"/>
      <text:p text:style-name="P415">The book slipped from his hands.</text:p>
      <text:p text:style-name="P322"/>
      <text:p text:style-name="P322">And at that point, his body began to fall.</text:p>
      <text:p text:style-name="P322"><text:s/></text:p>
      <text:p text:style-name="P314"><text:s/></text:p>
      <text:p text:style-name="P314"/>
      <text:p text:style-name="P327">Thella entered the mist, but it hadn't been more than a few moments <text:span text:style-name="T311">before</text:span> she hesitated. She could no longer hear Quentin's footsteps behind her. </text:p>
      <text:p text:style-name="P327"/>
      <text:p text:style-name="P327">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7"/>
      <text:p text:style-name="P327">“Uncle?” She called out.</text:p>
      <text:p text:style-name="P327"/>
      <text:p text:style-name="P327">Her vision blurred. She lost feeling in her fingers. Pins ran the length of her legs, threatening to fall away as well. She found it hard to breathe. Why had she entered this place, when she had known the danger?</text:p>
      <text:p text:style-name="P327"/>
      <text:p text:style-name="P327">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7"><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8"><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text:soft-page-break/></text:p>
      <text:p text:style-name="P120">These memories surged forward, and with each one came additional tears. She didn't know she had so little time. She would have been better. Done more. Been nicer. </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9"><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30"><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30"><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text:soft-page-break/>giving it an <text:span text:style-name="T292">impermanent</text:span> feel. It was unnatural.</text:p>
      <text:p text:style-name="P123"/>
      <text:p text:style-name="P331"><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2"><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3"><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4"><text:span text:style-name="T102">He had used the damaged hand. With it outstretched, he could see the white substance where his bone should have been. He stood and stared at it with </text:span><text:span text:style-name="T120">curiosity.</text:span></text:p>
      <text:p text:style-name="P127"/>
      <text:p text:style-name="P334"><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5"><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6"><text:span text:style-name="T122">He stepped into the void. </text:span><text:span text:style-name="T121"><text:s/></text:span><text:span text:style-name="T102"><text:s/></text:span></text:p>
      <text:p text:style-name="P132"/>
      <text:p text:style-name="P132"/>
      <text:p text:style-name="P123"/>
      <text:p text:style-name="P123"><text:soft-page-break/></text:p>
      <text:p text:style-name="P123"/>
      <text:p text:style-name="P123"><text:s/><text:span text:style-name="T289">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0">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1">elves drifted,</text:span> burning in the wind, a hot and heavy death. <text:span text:style-name="T290">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text:span text:style-name="T379">of </text:span>a physical body was foreign. He could tell he existed, but that was the extent of it. <text:span text:style-name="T293">It was just him and the void.</text:span></text:p>
      <text:p text:style-name="P138"/>
      <text:p text:style-name="P139"><text:soft-page-break/>The previous self assurance was draining from him quickly. </text:p>
      <text:p text:style-name="P139"/>
      <text:p text:style-name="P139">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298">he could still remember.</text:span></text:p>
      <text:p text:style-name="P139"/>
      <text:p text:style-name="P139">His mind could think of his past: and there it was. His mother and father in the city. There they were beaming with joy as he accepted the summons to join the army. <text:span text:style-name="T294">And again, there was that ceremony which had meant so much to him when he was formally indoctrinated.</text:span></text:p>
      <text:p text:style-name="P139"/>
      <text:p text:style-name="P140">But then why was everything so hard to see <text:span text:style-name="T296">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6">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5">Why was everything adrift?</text:span></text:p>
      <text:p text:style-name="P141"/>
      <text:p text:style-name="P141"><text:span text:style-name="T295">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text:soft-page-break/></text:p>
      <text:p text:style-name="P337">Now that did feel real. </text:p>
      <text:p text:style-name="P337"/>
      <text:p text:style-name="P337">He could hear the girl asking him if he was ok. And then yelling something to her uncle. He could see the old man now, and every wrinkle in his body, the gray hair, traveling cloak, and the book he held by his side. He could recall everything. </text:p>
      <text:p text:style-name="P337"/>
      <text:p text:style-name="P337">What did that mean?</text:p>
      <text:p text:style-name="P337"/>
      <text:p text:style-name="P337">But the answer came to him all too quickly, immediately after the other, unbidden. </text:p>
      <text:p text:style-name="P337"/>
      <text:p text:style-name="P337">He was looking at himself. </text:p>
      <text:p text:style-name="P337"/>
      <text:p text:style-name="P337">He saw it all too clearly. </text:p>
      <text:p text:style-name="P337"/>
      <text:p text:style-name="P337">Tzuras had heaped the bodies into a pile, at his own suggestion. But there was one on the top. He had to stop. The world was not making sense. There it was. It was him. He was lying on the pile. Completely dead. </text:p>
      <text:p text:style-name="P337"/>
      <text:p text:style-name="P337">It was impossible. It had to be a trick. There was obviously no way that could happen. It was obviously just the island fooling him, tricking him. It was evil this island, and it could deceive. </text:p>
      <text:p text:style-name="P337"/>
      <text:p text:style-name="P337">But the face was quite clear. And just as he could instinctually identify the blurred faces in his memory, <text:s/></text:p>
      <text:p text:style-name="P337">He knew without a shadow of a doubt that <text:span text:style-name="T298">t</text:span>his one was his. </text:p>
      <text:p text:style-name="P337"/>
      <text:p text:style-name="P337">He threw another body atop of his. </text:p>
      <text:p text:style-name="P337"/>
      <text:p text:style-name="P337">But there was no hiding the truth from himself. </text:p>
      <text:p text:style-name="P337"/>
      <text:p text:style-name="P337">What did that mean? What did that make him? </text:p>
      <text:p text:style-name="P337"/>
      <text:p text:style-name="P337">The implications were also clear: an ugly truth which he could not deny. The memory of him looking down at his arm, the strange substance where bone should have been. He was the false one. He was Odilon, and yet not him. The true Odilon had died, the only memory <text:span text:style-name="T299">of Odilon</text:span> which he could not recall. </text:p>
      <text:p text:style-name="P337"/>
      <text:p text:style-name="P337">He simply remembered setting out to the island and the next waking up on the shore. </text:p>
      <text:p text:style-name="P337"/>
      <text:p text:style-name="P337">His mind shuddered. He was not himself. He was not even human. What was he? Who was he? </text:p>
      <text:p text:style-name="P337"/>
      <text:p text:style-name="P337">And did such questions even make sense in this context? Now, in this world which he had plunged himself into, which solely consisted of himself and nothingness?</text:p>
      <text:p text:style-name="P337"/>
      <text:p text:style-name="P338">The memories which he had gathered around himself seemed cheap and out of focus. He let them slip one by one into the nothingness.</text:p>
      <text:p text:style-name="P337"/>
      <text:p text:style-name="P337">Did it even make sense to think of the two as separate? If he was not Odilon, and just some <text:span text:style-name="T297">facsimile</text:span>, was it not true that there was nothing to him as well? No body, no memories of his own, no hope of escape. </text:p>
      <text:p text:style-name="P337"><text:soft-page-break/></text:p>
      <text:p text:style-name="P337">It was not him and the void, it was only one concept, it always had been. Odilon was dead. He was nothing. </text:p>
      <text:p text:style-name="P337"/>
      <text:p text:style-name="P337"/>
      <text:p text:style-name="P337"/>
      <text:p text:style-name="P339">Quentin came back to consciousness dangling from an infinitely long silver thread. Below him was nothing in every direction. Above him drew the blazing white line which fastened somewhere imperceptibly onto his body. </text:p>
      <text:p text:style-name="P339"/>
      <text:p text:style-name="P339">And he was in the middle, strung between the two, arrested form the void by but this thin line. He was weary. The magic was gone from him. The flame and indignation that had carried him so far had failed him. Even desperation was gone. </text:p>
      <text:p text:style-name="P339"/>
      <text:p text:style-name="P339">But he was alive for the moment, if in a precarious position. His body felt incredibly fatigued, as if every part of it had been put through the most horrible abuse imaginable.</text:p>
      <text:p text:style-name="P339"/>
      <text:p text:style-name="P340">He groaned weakly, and found himself spinning slowly on the line above him. </text:p>
      <text:p text:style-name="P340"/>
      <text:p text:style-name="P341">Now, at the culmination of this horrible journey, he truly had to admit that he was not only out of his depth, but that his own actions had lead them here. </text:p>
      <text:p text:style-name="P341"/>
      <text:p text:style-name="P341">“Thella!” He cried out into the mist. The crushing depression slammed into him again, leaving him breathless. But more than the eviscerating nothingness which now tore at him, he had to come clean.</text:p>
      <text:p text:style-name="P341"/>
      <text:p text:style-name="P341">And so, spinning, readied his weary body for one last <text:span text:style-name="T300">exertion.</text:span> This time, it was not a flaming attack. He understood now that such a response was worthless. And indeed what he prepared was also perhaps worthless, but he somehow felt he needed to at least say things <text:span text:style-name="T300">out loud</text:span>, to try to set things right. </text:p>
      <text:p text:style-name="P341"/>
      <text:p text:style-name="P341">“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1"/>
      <text:p text:style-name="P342">So he got his one last <text:span text:style-name="T301">cry out, and then the backlash hit him. </text:span></text:p>
      <text:p text:style-name="P342"/>
      <text:p text:style-name="P343">Before it was <text:span text:style-name="T337">insidious</text:span> draining sensation, like an extremely ac<text:span text:style-name="T302">ute</text:span> lethargy. Now, however, he was truly in its domain of mist and nothingness. </text:p>
      <text:p text:style-name="P343"/>
      <text:p text:style-name="P344">He had gritted his teeth, expecting it to hurt. His mouth opened with a confused expression. It didn't hurt after all. Whatever the sensation was, it was the opposite of pain. Not pleasure, but the lack of pain, the lack of feeling, the lack of anything at all, <text:span text:style-name="T303">accelerated and invasive, spreading its numbness throughout his body.</text:span></text:p>
      <text:p text:style-name="P344"/>
      <text:p text:style-name="P356">Perhaps now he felt what Thella had felt all this time, an inability to sense, only being able to sit in horror, watching it all drift away. </text:p>
      <text:p text:style-name="P344"/>
      <text:p text:style-name="P345">A great pressure enveloped him, and every second he felt the warmth and <text:span text:style-name="T338">essence</text:span> drain from his body. He could feel it crushing him slowly, like a massive hand from the void below. Before it has been <text:soft-page-break/>happy to take a passive stance. Now it was actively attacking him, tearing life from him, <text:span text:style-name="T304">memories being dragged away into the darkness below.</text:span></text:p>
      <text:p text:style-name="P346">He felt the good times with Thella begin to leave him, and he struggled to bring them back, an arm thrust out into the void, but it was far too late for that, and his strength failed him. His arm went limp, and he spun back and forth on his line. </text:p>
      <text:p text:style-name="P346"/>
      <text:p text:style-name="P347">The times much before that, when he was studying in the university soon left him. They were long gone and the fervor with which he had attacked his studies was <text:span text:style-name="T339">now</text:span> foreign to him. </text:p>
      <text:p text:style-name="P347"/>
      <text:p text:style-name="P347">Next it was his time as a map maker. Had he nursed some hatred for his failure as an academician? If so, he tried to bury it in his work. The memories, though, the good and the bad, left him. </text:p>
      <text:p text:style-name="P347"/>
      <text:p text:style-name="P348">But now came to the most potent memories. <text:span text:style-name="T305">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8"/>
      <text:p text:style-name="P357">It was a portentous day, one that would run through his head many, many times. </text:p>
      <text:p text:style-name="P348"/>
      <text:p text:style-name="P357">His brother had been despondent. Akela had been more and more distant, conversing with the scattered <text:span text:style-name="T340">brethren</text:span> who still lived in the city. Word arose that they were preparing some sort of pilgrimage to commemorate The Fall.</text:p>
      <text:p text:style-name="P348"/>
      <text:p text:style-name="P357">Then, a particularly strong breeze blew, and Quentin knew that someone had arrived behind him. </text:p>
      <text:p text:style-name="P348"/>
      <text:p text:style-name="P358">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49"/>
      <text:p text:style-name="P358">“Folmar? Its a fine night. The harvest is coming to an end and it should be festival time. You should take Thella and Akela to see the parade.”</text:p>
      <text:p text:style-name="P349"/>
      <text:p text:style-name="P359">A troubled smile broke on the younger man's lips. </text:p>
      <text:p text:style-name="P349"/>
      <text:p text:style-name="P359">“I'm afraid I won't be able to do that. See, something has come up.” <text:s/></text:p>
      <text:p text:style-name="P343"/>
      <text:p text:style-name="P350">Quentin turned, the other man <text:span text:style-name="T330">silhouetted</text:span> by candle light from behind him. Quentin could not make him out completely.</text:p>
      <text:p text:style-name="P350"/>
      <text:p text:style-name="P350">And now the dialog <text:span text:style-name="T330">likely</text:span> departed from what was truly said. The conversation turned into a monologue and Quentin stared at his brother, unable to speak.</text:p>
      <text:p text:style-name="P350"/>
      <text:p text:style-name="P350">“I feel Akela's pain every day. Being together with her is but a slight reprieve. They are talking of a great journey out into the desert, to see what has become of things. And to give respects to Ishira in Ankhsomar.”</text:p>
      <text:p text:style-name="P350"/>
      <text:p text:style-name="P350">Quentin felt himself spiraling around. The floor had come undone and was drifting away from both of <text:soft-page-break/>them. The candlelight stayed behind his brother as he continued. </text:p>
      <text:p text:style-name="P350"/>
      <text:p text:style-name="P350">“There is no other way in my mind that this can be done. I am going with her… But Thella cannot go with us.”</text:p>
      <text:p text:style-name="P350"/>
      <text:p text:style-name="P350">And had he been carrying the child all this time? For it was in his hands now.</text:p>
      <text:p text:style-name="P350"/>
      <text:p text:style-name="P350">Quentin stared dumbly and with lack of comprehension at the small baby being thrust into his arms. </text:p>
      <text:p text:style-name="P350"/>
      <text:p text:style-name="P350">“We must leave tonight. You remember I talked with you about this possibility: <text:span text:style-name="T310">the oath you swore at our wedding and again at her birth? I know you think little of ancient rituals, but y</text:span>ou said you could look after her for a few months. We should be back ere the new year.”</text:p>
      <text:p text:style-name="P350"/>
      <text:p text:style-name="P351">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1"/>
      <text:p text:style-name="P351">“Don't do this!” he had said. “I'm not prone to these things, but I have a terrible feeling about this. Do not leave Folmar!”</text:p>
      <text:p text:style-name="P351"/>
      <text:p text:style-name="P351">“And would I forsake my vows to my wife? She asked, me, begged me, pleaded with me to help her people. But she needn't have. I would have done it all the same without. I see what the merchants are doing to those that are left; it is a great glut of coins. And <text:span text:style-name="T307">it is</text:span> not <text:span text:style-name="T307">that they are </text:span>too nearsighted to see its end, it<text:span text:style-name="T307">'</text:span>s that they simply do not care. The elves must leave now or be destroyed, <text:span text:style-name="T308">crushed slowly, slowly underfoot.</text:span>”</text:p>
      <text:p text:style-name="P351"/>
      <text:p text:style-name="P351">“<text:span text:style-name="T306">How...</text:span>” <text:span text:style-name="T306">Quentin stared, meaning to say “… how could we let this?”, but instead it came out “how could you do this to me?”</text:span></text:p>
      <text:p text:style-name="P351"/>
      <text:p text:style-name="P352">And he saw the sadness and hurt in his brothers eyes even as the words left his mouth. And he knew it was wrong, and he hated himself now, looking back from the safety of tens of years, but yet he said them all the same, as he had done that night. </text:p>
      <text:p text:style-name="P352"/>
      <text:p text:style-name="P353">His brother had not replied in words. He had simply raised his head upwards towards the moon, and slipped into the night. </text:p>
      <text:p text:style-name="P353"/>
      <text:p text:style-name="P354">And that was the memory that struggled the longest. That was the one which gripped the most on Quentin's mind, for it was his first true recollection of Thella and the last of his brother. <text:span text:style-name="T309">But the force which opposed him was implacable. It was not a question of whether or not the memory would be drawn from him, it was a question of how long it would take. </text:span></text:p>
      <text:p text:style-name="P354"/>
      <text:p text:style-name="P355">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5"/>
      <text:p text:style-name="P355">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text:span><text:soft-page-break/><text:span text:style-name="T102">forget. And with that memory, though, the last of Quentin's memories left his body, and he became nothing. <text:s/></text:span></text:p>
      <text:p text:style-name="P337"/>
      <text:p text:style-name="P362">Thella saw herself. She was lying amid the mist on some <text:span text:style-name="T321">invisible</text:span> ground. She could neither rise nor move in any way. </text:p>
      <text:p text:style-name="P337"/>
      <text:p text:style-name="P362">There were figures around her. She was still lying but now she was being carried. There was a woman who held her and ran her fingers through her hair. </text:p>
      <text:p text:style-name="P362"/>
      <text:p text:style-name="P362">Her mother had always been a figure of mythology to Thella. There existed portraits of her father, but not <text:span text:style-name="T314">a single</text:span> one of her mother. Quentin said it was because Elves preferred to let go their earthly connections upon death rather than cling to the nostalgia of memory. <text:span text:style-name="T314">And he had declined to ever describe her either.</text:span> She imagined a face though, something kind and sad. </text:p>
      <text:p text:style-name="P362"/>
      <text:p text:style-name="P363">Words could be heard from beyond the barrier of years. Her mother bent and whispered something to Thella's ear.</text:p>
      <text:p text:style-name="P363"/>
      <text:p text:style-name="P363">Although she heard, she could not comprehend the words. They were in a language she did not understand. She felt like she knew the feel to them though. They were flowing and curved words, silver words which blazed bright even in the darkest of nights.</text:p>
      <text:p text:style-name="P362"/>
      <text:p text:style-name="P364">Her mother had put her down now though and she was talking to another figure, which Thella instinctually recognized as her father. Two myths alive in one memory. </text:p>
      <text:p text:style-name="P364"/>
      <text:p text:style-name="P364">They talked in hushed dark tones. They argued. They went back and forth for a long time. Finally though, silence got the best of both of them. They joined their hands and walked to the window. Outside, the moon carved a <text:span text:style-name="T315">circle</text:span> in the sky, radiating its silver light onto them. </text:p>
      <text:p text:style-name="P364"/>
      <text:p text:style-name="P364">And Thella then understood what day and memory this was. </text:p>
      <text:p text:style-name="P364"/>
      <text:p text:style-name="P364">Her parents were standing over her.</text:p>
      <text:p text:style-name="P364"/>
      <text:p text:style-name="P364">“We have to go now little Thella.” </text:p>
      <text:p text:style-name="P364"/>
      <text:p text:style-name="P365">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5"/>
      <text:p text:style-name="P365">“You will be safe with my brother.”</text:p>
      <text:p text:style-name="P365"/>
      <text:p text:style-name="P365">And they slipped off into the mist. </text:p>
      <text:p text:style-name="P366"/>
      <text:p text:style-name="P367">She lay there alone. The pain she felt in her heart, was the only feeling let at this point. Her limbs lay still and lifeless. </text:p>
      <text:p text:style-name="P367"/>
      <text:p text:style-name="P367">And yet another took their place, this time an old man. Quentin held her for a long while. </text:p>
      <text:p text:style-name="P367"/>
      <text:p text:style-name="P367">Yet he too gazed far off at something in the distance. </text:p>
      <text:p text:style-name="P367"><text:soft-page-break/></text:p>
      <text:p text:style-name="P367">“I have to go now Thella. I'm leaving you alone.” He said to her. She looked into his face, and saw nothing there. It was blank. “I'm leaving you.” </text:p>
      <text:p text:style-name="P367"/>
      <text:p text:style-name="P367">And she was alone. The crushing pain she left now could not be described. He had left her. The only one who had been there for her all this time. Even after he had lost his house. Even after the other <text:span text:style-name="T326">t</text:span>ownsfolk had shunned them. Even after his title as elf friend was challenged. Even after she had become sick. He had stayed by her side. And even into the mists he had went with her. But now he was gone. </text:p>
      <text:p text:style-name="P367"/>
      <text:p text:style-name="P367">It was too much. She curled into a ball and welcomed the growing numbness as it ate the last piece of feeling from her heart. She was alone. She was nothing. <text:span text:style-name="T316">Yet the white mask she wore remained. And, despite its featurelessness, and despite its plain design, it was hers.</text:span></text:p>
      <text:p text:style-name="P367"/>
      <text:p text:style-name="P367">The ground broke away from her. <text:span text:style-name="T312">Thella was falling. She could just barely feel the rush of the cold air around her on the parts of her body that could still feel. Most of her limbs were completely numb now. Could there be anything that could save her now?</text:span></text:p>
      <text:p text:style-name="P360"/>
      <text:p text:style-name="P360">The despair was gone though. Perhaps it was simply that she had used up all her tears. Perhaps it was that she realized that her sadness would not change her situation. Or perhaps the numbness had invaded its way so far and so deeply into her body that it <text:span text:style-name="T317">had seized and destroyed</text:span> her very emotions. Regardless, it was gone.</text:p>
      <text:p text:style-name="P360"/>
      <text:p text:style-name="P360">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60"/>
      <text:p text:style-name="P361">She realized she had tensed up her body earlier, but now she let it free. Her arms ran free, her bandages and dress whipped behind her. <text:span text:style-name="T313">She began to tumble and spin violently now, but in the mist covered domain, with no telling direction, did orientation matter? She did not take any action to arrest the tumble. </text:span></text:p>
      <text:p text:style-name="P372"/>
      <text:p text:style-name="P370"><text:span text:style-name="T320">After a long time of thought,</text:span> a clarity over took the masked girl. </text:p>
      <text:p text:style-name="P370"/>
      <text:p text:style-name="P370">How did she know she was falling? </text:p>
      <text:p text:style-name="P370"/>
      <text:p text:style-name="P373">Her arms and legs could no longer feel. The bandages fluttered this way and that from her body. But <text:span text:style-name="T318">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70"/>
      <text:p text:style-name="P371">How did she know she was falling? </text:p>
      <text:p text:style-name="P368"/>
      <text:p text:style-name="P370">Looking down it certainly seemed like she fell, but she had previously established that without landmark nor feature, the concept of sight <text:span text:style-name="T320">was not defined</text:span>. So she closed her eyes. </text:p>
      <text:p text:style-name="P370"/>
      <text:p text:style-name="P370">How did she know she was falling? </text:p>
      <text:p text:style-name="P370"/>
      <text:p text:style-name="P370"><text:soft-page-break/>She could hear the rush of the wind in her ear. But with neither change of pace nor acceleration of any kind, it was perfectly uniform. It was a white noise which faded into nothingness. She heard it no longer.</text:p>
      <text:p text:style-name="P370"/>
      <text:p text:style-name="P373">How did she know she was falling? </text:p>
      <text:p text:style-name="P371"/>
      <text:p text:style-name="P375">She did not know.</text:p>
      <text:p text:style-name="P375"/>
      <text:p text:style-name="P375">And thus, could it not be that in fact she was not falling after all? Perhaps she was merely stationary.</text:p>
      <text:p text:style-name="P375"/>
      <text:p text:style-name="P375">Nothing changed, but she now knew without opening her eyes, nor sensing her surroundings in any way that she had in fact either stopped falling, or the very concept of falling was now meaningless. The distinction did not matter in this place. </text:p>
      <text:p text:style-name="P374"/>
      <text:p text:style-name="P376">So what did matter?</text:p>
      <text:p text:style-name="P376"/>
      <text:p text:style-name="P377">All that was left was the vague feeling of detachment. Of sensing herself as separate from the world. Could that cease to matter? Could she simply cease to acknowledge this distinction? What would happen then? <text:span text:style-name="T322">Her instinct was to continue, in the same pattern as the previous obstacles. For this was the final obstacle in front of her. </text:span></text:p>
      <text:p text:style-name="P377"/>
      <text:p text:style-name="P377"><text:span text:style-name="T322">But s</text:span>he hesitated at this. For there was something there, a feeling that she could not place, in fact <text:span text:style-name="T322">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7"/>
      <text:p text:style-name="P383">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8"/>
      <text:p text:style-name="P384">The small group of elves looked down at the expanse and understood their fate. </text:p>
      <text:p text:style-name="P379"/>
      <text:p text:style-name="P384">Sebisi and her mother looked to the moon and decided on a course of action. They motioned for the group to sit on the sand.</text:p>
      <text:p text:style-name="P379"/>
      <text:p text:style-name="P380">Her mother uttered the words she had said to Thella, and the group collectively removed the barrier separating them from the world, and ceased to exist. </text:p>
      <text:p text:style-name="P371"/>
      <text:p text:style-name="P380">That revelation should have shocked Thella, but she was beyond such things now. <text:s/>The true meaning of the mask became clear. <text:span text:style-name="T319">She touched the edge of it, knowing it would not move. But she no longer desired to move it. It was not only a layer between her and the outside, </text:span>but what she hadn't seen <text:span text:style-name="T323">until now</text:span>, was that that layer was also her. The mask was <text:span text:style-name="T324">molded</text:span> to her face. She had worn it now for almost a year. <text:span text:style-name="T325">Longer? She had long understood that time held no sway in this place.</text:span></text:p>
      <text:p text:style-name="P380"/>
      <text:p text:style-name="P369">Perhaps then, there was no mask after all? Perhaps it was simply her which existed and the mask simply an aspect of that existence. In that case, similar actions to her mother should lead to interestingly dissimilar conclusions.</text:p>
      <text:p text:style-name="P381"/>
      <text:p text:style-name="P385"><text:soft-page-break/>She tentatively felt the barrier keeping her from the mist surrounding her, a force she had never felt nor located before which resided somehow deep inside her and yet was until now, unreachable. The attritive forces of the void surrounded her, lapping hungrily. There was a moment of hesitation as she felt the otherness seep its way closer. Yet all concern and fear had left her. Through the mask she could both exist and not exist. </text:p>
      <text:p text:style-name="P382"/>
      <text:p text:style-name="P387">To step through the barrier required both intense concentration and lack of thought. Her mother had explained, all at once, the mind must be devoid of thoughts, and remain so. Not a single one could be generated, or else the whole thing was doomed. </text:p>
      <text:p text:style-name="P387"/>
      <text:p text:style-name="P387">Before, Quentin and Tsuras had talked of feeling and emotion when finding the camp. However, this was the direct opposite. Where they had felt, she must un-feel. She must let not only her thoughts <text:span text:style-name="T336">recede</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2"/>
      <text:p text:style-name="P385">She relented and her body dissipated. Yet the mask remained. <text:s text:c="4"/></text:p>
      <text:p text:style-name="P360"/>
      <text:p text:style-name="P360"/>
      <text:p text:style-name="P360"/>
      <text:p text:style-name="P360"/>
      <text:p text:style-name="P386">Thella awoke lying on the ground. The mask was nowhere to be seen. The mist still lay around her in <text:span text:style-name="T327">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6"/>
      <text:p text:style-name="P387">She looked out into the mist. She knew that somewhere in this place were her companions and that she should find them. They likely had been effected by <text:span text:style-name="T333">this</text:span> place same as she, but were unlikely to have <text:span text:style-name="T328">fared</text:span> as well. <text:span text:style-name="T328">First she would find Tzuras. He would be near the entrance and likely unconscious. She pictured him in her minds eye. </text:span></text:p>
      <text:p text:style-name="P387"/>
      <text:p text:style-name="P388">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88"/>
      <text:p text:style-name="P388">His ingredient bag on the other hand was both key to him and had been share<text:span text:style-name="T334">d</text:span> with her. She remembered its shape, the wood drawers, the leather bands which held it to ones back. She imagined how it would lay with Tzuras on the ground. She saw it. </text:p>
      <text:p text:style-name="P388"/>
      <text:p text:style-name="P388">And now that she knew, she simply reached down <text:s/>and out towards the ground…</text:p>
      <text:p text:style-name="P388"/>
      <text:p text:style-name="P388">And there it was. She felt the leather straps in her hand. This place was not as large as it appeared. </text:p>
      <text:p text:style-name="P387"/>
      <text:p text:style-name="P388">And attached to the bag would be…</text:p>
      <text:p text:style-name="P388"/>
      <text:p text:style-name="P388">Tzuras. There he was, before her. </text:p>
      <text:p text:style-name="P388"/>
      <text:p text:style-name="P388"><text:soft-page-break/>She <text:span text:style-name="T329">looked over the elf. He was deadly pale, and his breath drew thin and exhausted and slow. Just looking at him she could see that he had fallen victim to the power of this place. <text:s/></text:span></text:p>
      <text:p text:style-name="P388"/>
      <text:p text:style-name="P389">She did not know much medicine. He was the one for that. She did not know any magic either, not that it would have been helpful in this place. So she did the only other thing which made sense and attempted to wake him. </text:p>
      <text:p text:style-name="P389"/>
      <text:p text:style-name="P390">He stirred in his unconsciousness. </text:p>
      <text:p text:style-name="P390"/>
      <text:p text:style-name="P391">She got glimpses of fire and burning. Dark shadows and crazed fearful screams ripping through blood soaked nights. The assault of emotions shuddered the void which she had so carefully formed within her. However, for now it held.</text:p>
      <text:p text:style-name="P391"/>
      <text:p text:style-name="P400">She grabbed him by the face and slapped him forcibly.</text:p>
      <text:p text:style-name="P392"/>
      <text:p text:style-name="P401">His eyes rolled in his head and he struggled violently against her grasp. She held fast through. Her arms maintained surprising strength, almost vice-<text:span text:style-name="T335">l</text:span>ike despite his thrashing. </text:p>
      <text:p text:style-name="P393"/>
      <text:p text:style-name="P393"><text:span text:style-name="T331">“Those are the dreams of the already dead. Don't count yourself among them yet. Ishira still lives if you act in her name.” She said, accompanying it with another purposeful slap to the face. The words were clearly not her own. <text:s text:c="2"/></text:span><text:s text:c="3"/></text:p>
      <text:p text:style-name="P393"/>
      <text:p text:style-name="P394">He drew a solid gasping breath as life returning slightly to the elf. Before he had looked dead, now he just looked close to it. </text:p>
      <text:p text:style-name="P394"/>
      <text:p text:style-name="P394">“I-is that you Thella? W-where are we?” He chattered. </text:p>
      <text:p text:style-name="P394"/>
      <text:p text:style-name="P395">“<text:span text:style-name="T332">We're still in the opening. We have to find the others. And soon. Night has fallen outside I think.</text:span></text:p>
      <text:p text:style-name="P395"/>
      <text:p text:style-name="P402">The tone of Thella's voice seemed much more confident than he remembered. Was this really the same girl who had hid behind her uncle's leg? This seemed the voice of a grown woman. Yet he could hardly choose not to follow her words. He was in no state to do anything. </text:p>
      <text:p text:style-name="P396"/>
      <text:p text:style-name="P403">Half conscious he rose to his feet with her help. </text:p>
      <text:p text:style-name="P396"/>
      <text:p text:style-name="P403">She bent to help him with his pack.</text:p>
      <text:p text:style-name="P396"/>
      <text:p text:style-name="P403">“No. Leave it. I don't have the strength.”</text:p>
      <text:p text:style-name="P396"/>
      <text:p text:style-name="P403">The void shuddered with<text:span text:style-name="T335">in</text:span> Thella, <text:span text:style-name="T335">threatening the balance</text:span>. “But your items. You must have spent years collecting all those things...”</text:p>
      <text:p text:style-name="P396"/>
      <text:p text:style-name="P404">But he pushed the strap aside, letting it fall to the ground. </text:p>
      <text:p text:style-name="P397"/>
      <text:p text:style-name="P405">He merely shook his head. “No. I can always find them again...”</text:p>
      <text:p text:style-name="P397"/>
      <text:p text:style-name="P405">She let it fall. The contents scattered on the ground. And she then understood. Perhaps it would help to have the others let go of their ties as well. </text:p>
      <text:p text:style-name="P397"/>
      <text:p text:style-name="P406"><text:soft-page-break/>“Yes. Do you know what happened to Odilon?”</text:p>
      <text:p text:style-name="P398"/>
      <text:p text:style-name="P407">But he shook his head tiredly and staggered before regaining his footing. “I lost him as soon as we entered.”</text:p>
      <text:p text:style-name="P399"/>
      <text:p text:style-name="P407">“Then we must find my uncle first.”</text:p>
      <text:p text:style-name="P399"/>
      <text:p text:style-name="P408">She lead him forwards. </text:p>
      <text:p text:style-name="P409"/>
      <text:p text:style-name="P410">She did not know enough about Odilon. She had thought the soldier would have been Tzuras since they had entered together. Now she had only a very vague idea of where he might be. A vague idea and some deep concerned feeling of conflict to come. </text:p>
      <text:p text:style-name="P410"/>
      <text:p text:style-name="P410">It would, with this additional information, make more sense to find her uncle. She stopped for a moment and thought about hwo she would accomplish that. </text:p>
      <text:p text:style-name="P410"/>
      <text:p text:style-name="P410">“Did you see <text:span text:style-name="T345">Quentin</text:span> enter this place?”</text:p>
      <text:p text:style-name="P305"/>
      <text:p text:style-name="P410">But Tzuras shook his head. “Normally I would attempt a dowsing, but this place seems to dislike magic.”</text:p>
      <text:p text:style-name="P410"/>
      <text:p text:style-name="P410">“<text:span text:style-name="T341">No, that would be inadvisable. It would lead us in circles for sure.</text:span>” <text:span text:style-name="T341">Thella said. “We must find our own way.”</text:span></text:p>
      <text:p text:style-name="P410"/>
      <text:p text:style-name="P411">The words awoke some memories in Tzuras and a small bit of the haze and exhaustion left him, and he stared at the child in front of him.</text:p>
      <text:p text:style-name="P411"/>
      <text:p text:style-name="P411">“<text:span text:style-name="T342">Thella. What exactly is going on here?</text:span>”</text:p>
      <text:p text:style-name="P411"/>
      <text:p text:style-name="P412">But she merely grabbed his arm and lead him forward. “Don't worry about it too much. Think of this as a brief echo. Our kind can never truly fade. You'll see to that. Or perhaps someone like you.”</text:p>
      <text:p text:style-name="P412"/>
      <text:p text:style-name="P412">He had no words to this response. <text:span text:style-name="T343">Did she know her true kin then? Who had told her?</text:span> He was not quite sure what she meant, but the purpose and action of the girl in front of him was unmistakable. In his past travels he had learned that it was sometimes helpful to simply observe, especially when strange events were <text:span text:style-name="T343">occurring.</text:span> </text:p>
      <text:p text:style-name="P412"/>
      <text:p text:style-name="P413">But after a moment she came to a stop.</text:p>
      <text:p text:style-name="P413"/>
      <text:p text:style-name="P413">“I do not know how to find <text:span text:style-name="T346">Quentin</text:span>.” She admitted. She turned to Tzuras. “Do you have any ideas?”</text:p>
      <text:p text:style-name="P413"/>
      <text:p text:style-name="P413">He paused for a moment. Her eyes were blazing silver, with such ferocity that he was taken aback.</text:p>
      <text:p text:style-name="P413"/>
      <text:p text:style-name="P413">“He was a driven man. He cared very much about you. Perhaps he will find us.” he offered.</text:p>
      <text:p text:style-name="P413"/>
      <text:p text:style-name="P413">She considered this for a long while. </text:p>
      <text:p text:style-name="P413"/>
      <text:p text:style-name="P413">“I do not think that is likely to be the case. While I would agree with you normally, this place is a deadening of the spirit. Many things can be said about my uncle. He is a man quick to anger. However, <text:soft-page-break/>that will not help him here, a<text:span text:style-name="T347">n</text:span>d neither will his magical abilities. In fact quite the opposite. So once those two aspects are stripped away, what is left?”</text:p>
      <text:p text:style-name="P413"/>
      <text:p text:style-name="P413">Tzuras thought slowly. “There is a current of sadness beneath his anger. Perhaps he would be wandering?”</text:p>
      <text:p text:style-name="P413"/>
      <text:p text:style-name="P413">“Hmm. Perhaps you are right. But if that is the case, he will not wander <text:span text:style-name="T348">at all. </text:span>If he had fallen into sadness, he will stand still, dead to the world but still alive. And if we were not with him, he would stand there until the spirit passed from his body <text:span text:style-name="T349">and be left a lifeless thing.</text:span>”</text:p>
      <text:p text:style-name="P410"><text:s/></text:p>
      <text:p text:style-name="P413">The words were given with a simple matter-of-factness. Previously this itself would have caught Tzuras off guard but now he was attempting to right his ship. He had no idea of the storm, but he knew he must only head the bow into the waves. </text:p>
      <text:p text:style-name="P413"/>
      <text:p text:style-name="P413"><text:s text:c="2"/>“So he is still. You seemed to find me with no problem. Simply do whatever you did then.” He suggested.</text:p>
      <text:p text:style-name="P305"/>
      <text:p text:style-name="P414">Thella nodded. “Yes, the form of this place allows for everything to be both near and inaccessible. Perhaps his book? <text:span text:style-name="T344">Yes, I can see it. Leather bound. Metal on the corners. Well worn. He did always like that book. Perhaps more than he should have. There was always more to learn in it, but as he studied he avoided the things he could have learned outside it…”</text:span></text:p>
      <text:p text:style-name="P414"/>
      <text:p text:style-name="P416"><text:s/>Thella stooped, and ran her hand sifting through the endless fog. </text:p>
      <text:p text:style-name="P414"/>
      <text:p text:style-name="P414">“<text:span text:style-name="T344">Yes. I can see it now. Its gone cold...</text:span>”</text:p>
      <text:p text:style-name="P414"/>
      <text:p text:style-name="P416">And there it was. Her small hand touched the metaled edge of the large tome. She ran her hands around <text:span text:style-name="T363">the </text:span>ornate <text:span text:style-name="T363">symbols</text:span> which adorned its outside. But a frown ran across her face. </text:p>
      <text:p text:style-name="P416"/>
      <text:p text:style-name="P416">“But where is Quentin?” <text:span text:style-name="T350">She asked herself. </text:span></text:p>
      <text:p text:style-name="P416"/>
      <text:p text:style-name="P417">Tzuras stood by, not sure of what to make of the situation. “He seems to be somewhere else. He is book is not with him I suppose.”</text:p>
      <text:p text:style-name="P417"/>
      <text:p text:style-name="P417">Thella looked back at Tzuras with just the thinnest bit of smile. “You are correct. He is finally separate from it. So we must find him in another manner.”</text:p>
      <text:p text:style-name="P413"/>
      <text:p text:style-name="P418">Tzuras <text:span text:style-name="T351">thought</text:span> for a moment. </text:p>
      <text:p text:style-name="P418"/>
      <text:p text:style-name="P418">“<text:span text:style-name="T353">Ah, he did surprise me with one thing. His arms and back are tattooed with elven script.</text:span>”</text:p>
      <text:p text:style-name="P418"/>
      <text:p text:style-name="P419">Thella stopped and stared at him. Something shook within her, not out of anger, but out of surprise. The confidence wavered. The silver eyes dimmed. She held a hand to her head. </text:p>
      <text:p text:style-name="P419"/>
      <text:p text:style-name="P419">“I-Is that the case?” She regained her footing. </text:p>
      <text:p text:style-name="P419"/>
      <text:p text:style-name="P419">“That…<text:span text:style-name="T354"> Thats is quite useful. Perhaps the old man is not as cynical as he appears. Perhaps there is some selflessness in him after all.</text:span>” <text:span text:style-name="T354">She pondered the new information.</text:span></text:p>
      <text:p text:style-name="P419"/>
      <text:p text:style-name="P419"><text:soft-page-break/>“<text:span text:style-name="T354">You would know would you not? He cares deeply for you. Enough to follow you into this place at a run. He paid no heed to the danger.</text:span>”</text:p>
      <text:p text:style-name="P419"/>
      <text:p text:style-name="P420">Thella shook her head. “No. Of course. Yes, I know.” The words were unconvincing.</text:p>
      <text:p text:style-name="P420"/>
      <text:p text:style-name="P420">“But if that is the case… He must have taken an oath. Oh Ishira. How I wished for more of your guidance. <text:span text:style-name="T355">Perhaps there was a way for us to have taken that course. Perhaps we didn't see it in our anguish...” Thella considered the surroundings. </text:span></text:p>
      <text:p text:style-name="P420"/>
      <text:p text:style-name="P420">“<text:span text:style-name="T356">Then for this we need the moon.</text:span>”</text:p>
      <text:p text:style-name="P419"/>
      <text:p text:style-name="P421">Tzuras laughed. And Thella turned to look at him again.</text:p>
      <text:p text:style-name="P421"/>
      <text:p text:style-name="P421">“The moon? In a place like this? Ha! How many nights and days have gone dark and empty?” He threw his hand to the mist. “When it does appear it is a sad lifeless thing. It is a corpse hanging in the sky, too large to fall. There is nothing that will help you up there.”</text:p>
      <text:p text:style-name="P421"/>
      <text:p text:style-name="P421">But Thella would not be daunted.</text:p>
      <text:p text:style-name="P421"/>
      <text:p text:style-name="P421">“I said our kind can never truly fade. And that extends to the moon as well. Is it a corpse you see in the sky?” She turned to him.</text:p>
      <text:p text:style-name="P421"/>
      <text:p text:style-name="P421">“What does it appear to you?”</text:p>
      <text:p text:style-name="P421"/>
      <text:p text:style-name="P421">He shook his head in anger. “Less than a corpse. It hangs day after day. Night after night. Simply there. If there were any justice in the world it should have been gone. How can one forget such a fall when there is a constant reminder of it <text:span text:style-name="T357">hanging</text:span> in the sky? What a cruel fate! How it has taunted me!”</text:p>
      <text:p text:style-name="P421"/>
      <text:p text:style-name="P421">“<text:span text:style-name="T357">Then let it taunt you no longer.</text:span>” <text:span text:style-name="T357">She replied. “For it exists still, in whatever form you imagine. Here in this place, it is whatever you see. Whatever purpose you ascribe it, it can be, for this brief while.”</text:span></text:p>
      <text:p text:style-name="P421"/>
      <text:p text:style-name="P422">Tzuras shook his head. </text:p>
      <text:p text:style-name="P422"/>
      <text:p text:style-name="P422">“Ah, can you not see it majesty peaking timidly amidst the sky? It is obscured by clouds for the moment, but it is simply waiting for clear moment to present itself.” Thella stated. </text:p>
      <text:p text:style-name="P422"/>
      <text:p text:style-name="P422">Tzuras looked overhead. He did not believe. He could not. Not after so many long dark nights. But indeed, didn't the space above him seem lighter? Could he even dare to hope?</text:p>
      <text:p text:style-name="P421"/>
      <text:p text:style-name="P421">“<text:span text:style-name="T358">Yes. Here it comes. Remember it well. There may come a time that you must envision it again in its whole. It will come now, though perhaps it will take all the power left in me to see it so.”</text:span></text:p>
      <text:p text:style-name="P421"/>
      <text:p text:style-name="P421">“<text:span text:style-name="T359">Here it is! Look to the sky Tzuras!</text:span>” <text:span text:style-name="T359">She cried, thrusting her hand to the sky. And it was very much no longer Thella's voice which cried out the words, “It exists undaunted amid the void, piercing and perfect. Its heavenly sphere is undiminished by time and space. It exists outside of this world: a promise that is to be fulfilled.”</text:span></text:p>
      <text:p text:style-name="P421"/>
      <text:p text:style-name="P423">Tzuras shielded his eyes. Could it be?</text:p>
      <text:p text:style-name="P423"/>
      <text:p text:style-name="P423"><text:soft-page-break/>The mists seared with light and retreated before their enemy. Tzuras's eyes went skyward and tears started to fill with him. He could see it now. It did exist after all, just behind the clouds, its silver light beaming down and filling even this dark crevice. <text:s/></text:p>
      <text:p text:style-name="P423"/>
      <text:p text:style-name="P423">“<text:span text:style-name="T360">Praise Ishira!</text:span>” <text:span text:style-name="T360">he cried out, and fell to his knees. </text:span></text:p>
      <text:p text:style-name="P423"/>
      <text:p text:style-name="P424">In the moment of power, suffused with silver glow, Thella gra<text:span text:style-name="T361">bb</text:span>ed out with her hand and gripped the thread which ran from it to Quentin. The thin silver thread stood out, blazing in the moonlight. </text:p>
      <text:p text:style-name="P424"/>
      <text:p text:style-name="P424">“This is as far as I go, young one. The moon waxes full now, but will just as quickly wane. This place is inimical to all life, all structure; even a memory. You must be the one to lead in the future.”</text:p>
      <text:p text:style-name="P424"/>
      <text:p text:style-name="P424">Before his wild eyes, some essence cohered off of Thella and drifted away into perfect full moon hanging above him. </text:p>
      <text:p text:style-name="P424"/>
      <text:p text:style-name="P424">He blinked once. </text:p>
      <text:p text:style-name="P424"/>
      <text:p text:style-name="P424">The scene was completely gone. </text:p>
      <text:p text:style-name="P424"/>
      <text:p text:style-name="P425">Tzuras looked down at the silver thread he was holding. </text:p>
      <text:p text:style-name="P425"/>
      <text:p text:style-name="P425">The moon was gone. The mists had returned. Thella was before him, but seemed faint. </text:p>
      <text:p text:style-name="P425"/>
      <text:p text:style-name="P425">“<text:span text:style-name="T367">We'd best follow it.</text:span>” <text:span text:style-name="T367">She said softly, and held out her hand. <text:s/>Tzuras took it and followed the line. </text:span></text:p>
      <text:p text:style-name="P426"/>
      <text:p text:style-name="P426"/>
      <text:p text:style-name="P426"/>
      <text:p text:style-name="P426">Before the two of them stood Quentin.</text:p>
      <text:p text:style-name="P424"/>
      <text:p text:style-name="P427">The older man stared blankly forwards, and made no move or an indication of awareness when they approached.</text:p>
      <text:p text:style-name="P427"/>
      <text:p text:style-name="P427">“<text:span text:style-name="T366">Uncle?</text:span>” Thella called, but he did not respond. </text:p>
      <text:p text:style-name="P427"/>
      <text:p text:style-name="P427"><text:span text:style-name="T366">Tears stared to well in her eyes, which she tried to fight back. </text:span>She <text:span text:style-name="T362">paused</text:span> for a second <text:span text:style-name="T366">and tried to regain her composure, mimicking the straight forward unemotional perspective it seems she had lost.</text:span>“It seems that he has been taken by this place.” She said to Tzuras.</text:p>
      <text:p text:style-name="P427"/>
      <text:p text:style-name="P428"><text:s/>“<text:span text:style-name="T364">Can you carry him? We have to get him out of here.</text:span>” <text:span text:style-name="T365">She said, gesturing to her uncle.</text:span></text:p>
      <text:p text:style-name="P428"/>
      <text:p text:style-name="P431">Tzuras observed Quentin, drawing closer to him and looking at his eyes. They were open but stared ahead. There seemed to be something dark within them, a certain light seemed to be missing from the usual fiery spirited map maker.</text:p>
      <text:p text:style-name="P427"/>
      <text:p text:style-name="P429">Tzuras went to grab the man, but as he did he unbalanced him. In a moment of panic, he thought the man would fall since he seemed <text:span text:style-name="T368">s</text:span>o catatonic. However, Quentin merely took a step forward with the foot that had been moved out of place. It seemed like an automatic reaction rather than a conscious movement. <text:s/></text:p>
      <text:p text:style-name="P424"/>
      <text:p text:style-name="P430"><text:soft-page-break/>“Perhaps the soul has gone from him for the moment, but I think he can walk.” Tzuras said, attempting to lead the man. </text:p>
      <text:p text:style-name="P430"/>
      <text:p text:style-name="P430">Thella tried to not look at what her uncle had been reduced to. Her voice indicated that she was crying.</text:p>
      <text:p text:style-name="P430"/>
      <text:p text:style-name="P430">“L-lets go. We have to get out of this place. And soon. I think I can find the exit right now. I'm not sure I can make it if we wait around.”</text:p>
      <text:p text:style-name="P430"/>
      <text:p text:style-name="P430">“<text:span text:style-name="T369">But what about Odilon?</text:span>” <text:span text:style-name="T369">Tzuras asked, looking doubtfully around into the mist for any sign of the soldier.</text:span></text:p>
      <text:p text:style-name="P430"/>
      <text:p text:style-name="P432">Thella shook her head. “I don't know. We'll have to think of something when we get outside.”</text:p>
      <text:p text:style-name="P432"/>
      <text:p text:style-name="P433">Quentin and Tzuras followed Thella as she felt her way through the mist. Despite the feeling that it was infinite, it likely only took minutes until Tzuras made out the edge of the stone fissure that had <text:span text:style-name="T370">signaled</text:span> the entrance into this otherworldly place. He gave a quick prayer to Ishira. <text:span text:style-name="T371">And for the first time in as long as he could remember, it wasn't riddled with doubt. </text:span></text:p>
      <text:p text:style-name="P433"/>
      <text:p text:style-name="P433">Had he ever thought that he would see the trees again? Inside that dark place of mist and fire, it seemed like the only future was to continue that vision again and again. He could hardly believe that the entrance was in front of him. </text:p>
      <text:p text:style-name="P433"/>
      <text:p text:style-name="P433">“Tzuras, do you have any light on you? It will be dark when we get out.” Thella advised. “Don't use magic either.”</text:p>
      <text:p text:style-name="P433"/>
      <text:p text:style-name="P450">The fissure loomed at them from both sides, suddenly springing into existance. Had it always been there? It did not matter. What matttered was that they had found it. They were going to get out. </text:p>
      <text:p text:style-name="P450"/>
      <text:p text:style-name="P451">Beyond its two grasping hands, the <text:span text:style-name="T373">sun had descended into murderous red. It glowed softed amid the trees, a hazy and foreboding color. </text:span>L<text:span text:style-name="T373">ight was again something to be noticed. Inside it had been a perpetual and indirect lighting in such a way that the mind completely forgot about it. After all, there was nothing to see anyways. </text:span></text:p>
      <text:p text:style-name="P450"/>
      <text:p text:style-name="P450">But Thella stopped in her tracks. </text:p>
      <text:p text:style-name="P450"/>
      <text:p text:style-name="P450">Tzuras peered past her and saw why. There was a figure standing in the entrance of the fissure.</text:p>
      <text:p text:style-name="P450"/>
      <text:p text:style-name="P442">There was only one person it could be.</text:p>
      <text:p text:style-name="P442"/>
      <text:p text:style-name="P442">“Odilon?” He called out, half expecting that horrifying draining senesation.</text:p>
      <text:p text:style-name="P442"/>
      <text:p text:style-name="P442">And indeed a version of it did hit him, but it was not an external thing. It was a sinking feel when the figure did not respond to him. <text:span text:style-name="T382">Yet perhaps the despair it caused him was similar in a way.</text:span></text:p>
      <text:p text:style-name="P442"/>
      <text:p text:style-name="P443">But the outline was immistakable in the bloodied darkening light. The coat he wore. It could only be Odilon.</text:p>
      <text:p text:style-name="P443"/>
      <text:p text:style-name="P443">“Odilon… I don't know how you got out, or what you saw… <text:span text:style-name="T383">or </text:span>experienced in there. But in spite of the strange situation, I still consider us friends.”</text:p>
      <text:p text:style-name="P443"><text:soft-page-break/></text:p>
      <text:p text:style-name="P445">The Odilon-like person figure moved, but something about the way it walked struck Tzuras as very wrong. It did not walk like a person, it was more like a puppet. Instead of the expected gait, it shuffled slowly towards them, jerking as if it was injured or propelled by some external force which only knew of walking through second hand knowledge. </text:p>
      <text:p text:style-name="P445"/>
      <text:p text:style-name="P445">“<text:span text:style-name="T376">Somethings wrong.</text:span>” <text:span text:style-name="T376">Thella said, drawing behind Tzuras. “Do you have a weapon?”</text:span></text:p>
      <text:p text:style-name="P445"/>
      <text:p text:style-name="P445">“<text:span text:style-name="T377">Yeah.</text:span>” <text:span text:style-name="T377">Tzuras drew a dagger in one hand and his wand in the other, although in this place he knew magic would still be a poor idea. </text:span></text:p>
      <text:p text:style-name="P445"/>
      <text:p text:style-name="P445">“<text:span text:style-name="T378">Hey...</text:span>” <text:span text:style-name="T378">Tzuras tried again, gesturing towards the solider, but still keeping the weapons in his hands.</text:span></text:p>
      <text:p text:style-name="P445"/>
      <text:p text:style-name="P449">Odilon again drew closer and now Tzuras could make out the <text:span text:style-name="T385">souless eyes</text:span> hidden previously by the shadow of the dying blotted sun. </text:p>
      <text:p text:style-name="P449"/>
      <text:p text:style-name="P449">Tzuras backed up, horror filling him.</text:p>
      <text:p text:style-name="P449"/>
      <text:p text:style-name="P449">Odilon staggered forward again. And this time, having gotten close enough, Tzuras could see that the edges of the man were not quite there. Was he a solid figure or was he a solid shadow? Light bent around his body is strange ways, and at time it might have been possible to see straight through him in a murky and indescribable way.</text:p>
      <text:p text:style-name="P438"/>
      <text:p text:style-name="P449"/>
      <text:p text:style-name="P453">“<text:span text:style-name="T384">Tzuras...</text:span>” <text:span text:style-name="T384">Odilon shuddered. Part of his body seemed to blur when he said the name, as if he were struggling to keep himself whole and that the very act of speaking threatened that cohesiveness. </text:span></text:p>
      <text:p text:style-name="P453"/>
      <text:p text:style-name="P453">“Tzuras…<text:span text:style-name="T384"> Did you truly mean it when you said you considered me a friend? Even knowing now what you know? Even if I'm not… If I'm really no one?</text:span>”</text:p>
      <text:p text:style-name="P453"/>
      <text:p text:style-name="P454">Odilon's eyes were blackened hollows where irises should have been. Beyond them, instead of flesh or bone or in fact anything at all, was instead inscrutable emptiness, a dark expanse which seemed to draw you inwards towards it. </text:p>
      <text:p text:style-name="P454"/>
      <text:p text:style-name="P454">Tzuras struggled to respond. The words were Odilon's, but the appearance was ghastly. </text:p>
      <text:p text:style-name="P454"/>
      <text:p text:style-name="P454">“Odilon. I saw you in the river. Perhaps we can help you again.” <text:span text:style-name="T386">Thella interjected. “Uncle has also been affected. I-I don't know whats going to happen, but I know that the ony way anyone of us is getting out of here is if we all leave together.”</text:span></text:p>
      <text:p text:style-name="P454"/>
      <text:p text:style-name="P455">The other two considered her words and found that they too agreed. </text:p>
      <text:p text:style-name="P455"/>
      <text:p text:style-name="P455">“You have to help me then. Some way… I-I stepped into the void. Gods what a fool I was. I thought I understood. I was inside there for so long. For eternities, with nothing between me and the emptiness. Then, just as I was about to let go, I thought I felt a silver light, shining from a distance. And I followed it to you three. Thank you.”</text:p>
      <text:p text:style-name="P455"/>
      <text:p text:style-name="P455">“But its not over yet for me. I think I am of this place in some way… This false flesh, these impossible memories. Am I a shade? Am I a reincarnation? Whatever the form, I believe I was made to waylay <text:soft-page-break/>you. Just another shift in scenery or impossible occurrence. The power of this place <text:span text:style-name="T387">is so removed. The soul of a man means nothing to it. The endless void holds the souls of all those who died on this island. It was nothing to it to recast its form.</text:span>”</text:p>
      <text:p text:style-name="P455"/>
      <text:p text:style-name="P455">“<text:span text:style-name="T387">But now my purpose is fulfilled. The second I passed through that crystal, my life was gone. Or was supposed to be gone. I saw a woman… some elven woman. She lifted me out of that place. But I feel it drawing on me even as we speak.</text:span>” <text:span text:style-name="T388">He shivered, and another part of him seemed to grow dimmer. </text:span></text:p>
      <text:p text:style-name="P455"/>
      <text:p text:style-name="P456">He <text:span text:style-name="T389">grimaced</text:span>, and the emotions defeated the obliterative power of the place for an instant. Half formed tears of darkness welled in his empty eyes and slid down his face, before whisking away into the mist. </text:p>
      <text:p text:style-name="P456"/>
      <text:p text:style-name="P456">“I'm coming apart.” He pleaded, shuddering again. </text:p>
      <text:p text:style-name="P456"/>
      <text:p text:style-name="P457">The annihilation of the self. Thella had felt that not a short time ago, although not in such a literal sense. What had saved her? </text:p>
      <text:p text:style-name="P457"/>
      <text:p text:style-name="P457">“Perhaps…<text:span text:style-name="T390"> Maybe my mask can help? I don't know where it has gone. I think it was used up. Tzuras, can you think of anything?</text:span>”</text:p>
      <text:p text:style-name="P457"/>
      <text:p text:style-name="P458">Tzuras's thoughts raced rapidly. Odilon staggered again before him. The draw of the place was clearly affecting him, and it was taking all power the soldier had to not disappear. </text:p>
      <text:p text:style-name="P458"/>
      <text:p text:style-name="P458">“<text:span text:style-name="T391">How did you use the mask Thella? I don't see it anywhere.</text:span>”</text:p>
      <text:p text:style-name="P458"/>
      <text:p text:style-name="P458">“<text:span text:style-name="T392">I saw dead and destruction. I seemed like my life would not be worth living the in face of such things. A person made me see, allowed me to see that the future could be brighter. A future of Ishira, even in the face of death, and that I must fight for that.</text:span>”</text:p>
      <text:p text:style-name="P458"/>
      <text:p text:style-name="P459">Thella considered this.</text:p>
      <text:p text:style-name="P459"/>
      <text:p text:style-name="P459">“Then there is no shared method of escaping the void. My sickness, the mask… I was able to take the path of acceptance. Yet I was not lost. However, I can't say with any certainty that this would work for Odilon. I believe acceptance would destroy him currently. Perhaps there is something we can do in the short term… If the mask worked for me...” Thella thought hard.</text:p>
      <text:p text:style-name="P459"/>
      <text:p text:style-name="P459">“<text:span text:style-name="T393">But its gone. You said so yourself. It was used up with whatever you did.</text:span>”</text:p>
      <text:p text:style-name="P459"/>
      <text:p text:style-name="P460">But a smile formed on Thella's face. </text:p>
      <text:p text:style-name="P460"/>
      <text:p text:style-name="P460">“Uncle can be like this. We are thinking about this far too literally. Things change in this place. Is the mask gone?” She asked, and spun so that her face was hidden to the other two. </text:p>
      <text:p text:style-name="P460"/>
      <text:p text:style-name="P460">“Can you recall what it looked like?” She asked rhetorically. <text:s/>“I remember it. Pale white with just slits for eyes, bent down the center. I remember the curve of the bottom, and the material from which it was made. I remember its smell, I remember its feel.”</text:p>
      <text:p text:style-name="P449"/>
      <text:p text:style-name="P433">“<text:span text:style-name="T393">Is it lost? Or was I wearing it this whole time?</text:span>” <text:span text:style-name="T393">She said, with humor in her voice, slowly turning back to reveal her face to them. </text:span></text:p>
      <text:p text:style-name="P433"/>
      <text:p text:style-name="P460"><text:soft-page-break/>Tzuras gasped. On Thella's face lay a mask. He could just make out the girls eyes from within and the smile underneath. </text:p>
      <text:p text:style-name="P460"/>
      <text:p text:style-name="P460">“And now all I have to do to take it off is remember who *I* am without it.”</text:p>
      <text:p text:style-name="P460"/>
      <text:p text:style-name="P463">She reached her hand towards the mask. Her smile for a moment seemed false, a second where Tzuras could see the clear concern in her eyes, fighting forces trying to equate her with the mask she wore. Her hand trembled, but then stilled. A balance was found somewhere there. </text:p>
      <text:p text:style-name="P463"/>
      <text:p text:style-name="P463">She reached up and took the mask off. </text:p>
      <text:p text:style-name="P463"/>
      <text:p text:style-name="P463">She stared at the thing in her hand and breathed a sigh of relief.</text:p>
      <text:p text:style-name="P463"/>
      <text:p text:style-name="P464">A queeziness rose within Tzuras, and the immediacy of the situation ran through him. The sliver of blood red light was quickly fading. His runes were burning in his mind. Danger was coming. Something wrong and evil.</text:p>
      <text:p text:style-name="P464"/>
      <text:p text:style-name="P464">“<text:span text:style-name="T394">Its coming. Something bad. Odilon. I don't know what will happen if you put this on, or if this will even help permanently, but I promise you, I''ll help you figure this out when we get away from here.</text:span>”</text:p>
      <text:p text:style-name="P464"/>
      <text:p text:style-name="P465">Odilon looked doubtfully at the mask in Thella's hands. “Do you promise? Tzuras, do you promise on that silver light?”</text:p>
      <text:p text:style-name="P433"/>
      <text:p text:style-name="P465">Tzuras thought of the thread affixed to Quentin, and the pain it had caused him and grew grim. But the assurance did not leave him. </text:p>
      <text:p text:style-name="P465"/>
      <text:p text:style-name="P465">“I do promise. I swear on the last light of Ishira's moon.”</text:p>
      <text:p text:style-name="P465"/>
      <text:p text:style-name="P465">A sense of horrible fate wrapped itself around his body. Immense and unfathomable power coelesed, a thread taking shape…</text:p>
      <text:p text:style-name="P465"/>
      <text:p text:style-name="P465">In that moment, when that power, at least mostly uninhibited by the attritive forces of this place was at its peak, Tzuras moved with certainty, towards a path he saw in his mind, through feeling only. </text:p>
      <text:p text:style-name="P465"/>
      <text:p text:style-name="P465">He picked the mask from Thella's hand and strode to Odilon, drawing close to him for the first time since they had entered the fissue. </text:p>
      <text:p text:style-name="P465"/>
      <text:p text:style-name="P465">The same sucking draining force of the fissure behind them could be felt coming from Odilon. But Tzuras was undetered. He placed the mask on Odilon's face. The empty eyes now hidden behind the mask. </text:p>
      <text:p text:style-name="P465"/>
      <text:p text:style-name="P465">“I know who you are Odilon. We all do. And nothing here can change that.”</text:p>
      <text:p text:style-name="P465"/>
      <text:p text:style-name="P465">Thella nodded. </text:p>
      <text:p text:style-name="P465"/>
      <text:p text:style-name="P465">“I think this will help.” He stopped for a moment and the image of a rune came to his mind. He gripped his knife and etched the image into the forhead of the mask. The power blazed silver before fading. The rune remained.</text:p>
      <text:p text:style-name="P465"/>
      <text:p text:style-name="P465"><text:soft-page-break/>Odilon shivered, and fell to his knees before the elf. </text:p>
      <text:p text:style-name="P465"/>
      <text:p text:style-name="P465">Tzuras looked down in alarm, but the soldier reached a hand upwards. </text:p>
      <text:p text:style-name="P465"/>
      <text:p text:style-name="P465">Tzuras grabbed one hand and he found Thella had grabbed the other. </text:p>
      <text:p text:style-name="P465"/>
      <text:p text:style-name="P465">Together they pulled him to his feet. </text:p>
      <text:p text:style-name="P465"/>
      <text:p text:style-name="P465">He looked more substantial than he had previously. Would that last? They did not have the time to find out.</text:p>
      <text:p text:style-name="P465"/>
      <text:p text:style-name="P465"/>
      <text:p text:style-name="P465"/>
      <text:p text:style-name="P465"/>
      <text:p text:style-name="P462"/>
      <text:p text:style-name="P462"/>
      <text:p text:style-name="P435">They stepped out of the ethereal world into the marginally less strange expanse of the island. </text:p>
      <text:p text:style-name="P434"/>
      <text:p text:style-name="P435">Instantly, Tzuras felt a perceivable difference. For one, it was cold. Inside the fissure, time and feeling were all lost. The place was the definition of stasis. Out here feeling returned. The wind could be felt, the moisture on the air could be felt, he could feel its chill in his lungs. Had he breathed in that place? Likely not. </text:p>
      <text:p text:style-name="P434"/>
      <text:p text:style-name="P435">But there was another aspect to the island which came back to his memory. If the fissure was a place of internal challenge, and it seemed like that was the case, the island was a place of external challenge. He was suddenly reminded of the beast they had encountered earlier and a chill of a different kind went through him.</text:p>
      <text:p text:style-name="P435"/>
      <text:p text:style-name="P436">H<text:span text:style-name="T372">is hand went for his pack only to remember that he had left it. He cursed under his breath.</text:span></text:p>
      <text:p text:style-name="P437"/>
      <text:p text:style-name="P437">But Thella was right. The night was coming. And they needed light fast. <text:span text:style-name="T374">A distant feeling reminded him that his wards were still around the place somewhere and in that same reminder, one of them made him feel that queasy feeling which accompanied trouble. For now it was distant, but not too distant. A matter of minutes?</text:span></text:p>
      <text:p text:style-name="P437"/>
      <text:p text:style-name="P437">“There's nothing here to make light with, lets at least get around the <text:span text:style-name="T374">pond</text:span>.” <text:span text:style-name="T375">He said, the worry starting to edge into his words.</text:span></text:p>
      <text:p text:style-name="P437"/>
      <text:p text:style-name="P439">He suffled the two as fast as he could around the rocky beach that they had so quickly run into earlier. </text:p>
      <text:p text:style-name="P440"/>
      <text:p text:style-name="P441"/>
      <text:p text:style-name="P448"/>
      <text:p text:style-name="P447"/>
      <text:p text:style-name="P447"/>
      <text:p text:style-name="P444"/>
      <text:p text:style-name="P444"/>
      <text:p text:style-name="P444"/>
      <text:p text:style-name="P444">“<text:span text:style-name="T380">It was wrong to deny it.</text:span>” <text:span text:style-name="T380">Odilon rasped.</text:span></text:p>
      <text:p text:style-name="P444"/>
      <text:p text:style-name="P446"><text:soft-page-break/>Tzuras hesitated but the other man continued to shuffle towards him in that awkward halting motion. </text:p>
      <text:p text:style-name="P446"/>
      <text:p text:style-name="P446">“<text:span text:style-name="T381">I-I shoud have known from the start… That I was nothing.</text:span>”</text:p>
      <text:p text:style-name="P446"/>
      <text:p text:style-name="P446">“”</text:p>
      <text:p text:style-name="P430"/>
      <text:p text:style-name="P430"/>
      <text:p text:style-name="P430"><text:s/></text:p>
      <text:p text:style-name="P323">&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42"/>
      <text:p text:style-name="P242"/>
      <text:p text:style-name="P239"/>
      <text:p text:style-name="P239"><text:s/></text:p>
      <text:p text:style-name="P236"/>
      <text:p text:style-name="P236"/>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10-11T23:56:10.535000000</dc:date>
    <meta:editing-duration>P2DT9H57M10S</meta:editing-duration>
    <meta:editing-cycles>638</meta:editing-cycles>
    <meta:generator>LibreOffice/5.0.5.2$Windows_X86_64 LibreOffice_project/55b006a02d247b5f7215fc6ea0fde844b30035b3</meta:generator>
    <meta:document-statistic meta:table-count="0" meta:image-count="0" meta:object-count="0" meta:page-count="90" meta:paragraph-count="1497" meta:word-count="39849" meta:character-count="216304" meta:non-whitespace-character-count="177214"/>
  </office:meta>
</office:document-meta>
</file>